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8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20.51mm"/>
    </style:style>
    <style:style style:name="co7" style:family="table-column">
      <style:table-column-properties fo:break-before="auto" style:column-width="19.97mm"/>
    </style:style>
    <style:style style:name="co8" style:family="table-column">
      <style:table-column-properties fo:break-before="auto" style:column-width="28.13mm"/>
    </style:style>
    <style:style style:name="co9" style:family="table-column">
      <style:table-column-properties fo:break-before="auto" style:column-width="26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5.5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5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5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6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7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8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2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2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3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4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4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middle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4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5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56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1pt" style:font-size-asian="11pt" style:font-size-complex="11pt"/>
    </style:style>
    <style:style style:name="ce15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font-size="11pt" style:font-size-asian="11pt" style:font-size-complex="11pt"/>
    </style:style>
    <style:style style:name="ce15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ce15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5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7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7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9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9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78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179" style:family="table-cell" style:parent-style-name="Default">
      <style:table-cell-properties fo:border-bottom="0.06pt solid #000000" fo:background-color="#ffffff" fo:border-left="none" fo:border-right="none" fo:border-top="none"/>
      <style:text-properties fo:font-size="11pt" style:font-size-asian="11pt" style:font-size-complex="11pt"/>
    </style:style>
    <style:style style:name="ce1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9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0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0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1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1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1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8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5" style:family="table-cell" style:parent-style-name="Default" style:data-style-name="N137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9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0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1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style:use-window-font-color="true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5" style:family="table-cell" style:parent-style-name="Default" style:data-style-name="N1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6" style:family="table-cell" style:parent-style-name="Default" style:data-style-name="N137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7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9" style:family="table-cell" style:parent-style-name="Default" style:data-style-name="N1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0" style:family="table-cell" style:parent-style-name="Default" style:data-style-name="N138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3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4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5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7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8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0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1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2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3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4" style:family="table-cell" style:parent-style-name="Default" style:data-style-name="N139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7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size="11pt" style:font-size-asian="11pt" style:font-size-complex="11pt"/>
    </style:style>
    <style:style style:name="ce265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1pt" style:font-size-asian="11pt" style:font-size-complex="11pt"/>
    </style:style>
    <style:style style:name="ce266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1pt" style:font-size-asian="11pt" style:font-size-complex="11pt"/>
    </style:style>
    <style:style style:name="ce270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size="11pt" style:font-size-asian="11pt" style:font-size-complex="11pt"/>
    </style:style>
    <style:style style:name="ce271" style:family="table-cell" style:parent-style-name="Default" style:data-style-name="N137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2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5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8" style:family="table-cell" style:parent-style-name="Default" style:data-style-name="N137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9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0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1" style:family="table-cell" style:parent-style-name="Default" style:data-style-name="N1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4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6" style:family="table-cell" style:parent-style-name="Default" style:data-style-name="N137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7" style:family="table-cell" style:parent-style-name="Default" style:data-style-name="N137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9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0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-asian="Noto Sans CJK TC" style:font-name="Sans" style:font-name-complex="Noto Sans CJK TC" style:font-size-asian="12pt" style:font-size-complex="12pt" style:font-weight-asian="normal" style:font-weight-complex="normal" style:font-style-asian="normal" style:font-style-complex="normal" style:text-emphasize="none" style:font-relief="none" style:language-asian="zh" style:country-asian="TW"/>
    </style:style>
    <style:style style:name="T4" style:family="text">
      <style:text-properties style:language-complex="hi" style:country-complex="IN"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-asian="Noto Sans CJK TC" style:font-name="Sans" style:font-name-complex="Noto Sans CJK TC" style:font-weight-asian="normal" style:font-weight-complex="normal" style:font-style-asian="normal" style:font-style-complex="normal" style:text-emphasize="none" style:font-relief="none" style:language-asian="zh" style:country-asian="TW" fo:font-size="11pt" style:font-size-asian="11pt" style:font-size-complex="11pt"/>
    </style:style>
    <style:style style:name="T5" style:family="text">
      <style:text-properties style:language-complex="hi" style:country-complex="IN"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-asian="Noto Sans CJK TC" style:font-name="Sans" style:font-name-complex="Noto Sans CJK TC" style:font-weight-asian="normal" style:font-weight-complex="normal" style:font-style-asian="normal" style:font-style-complex="normal" style:text-emphasize="none" style:font-relief="none" style:language-asian="zh" style:country-asian="TW" fo:font-size="12pt" style:font-size-asian="12pt" style:font-size-complex="12pt"/>
    </style:style>
    <style:style style:name="T6" style:family="text">
      <style:text-properties fo:color="#000000" style:font-name="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1014" table:default-cell-style-name="ce2"/>
        <table:table-row table:style-name="ro1">
          <table:table-cell table:style-name="ce8"/>
          <table:table-cell table:style-name="ce22"/>
          <table:table-cell table:style-name="ce122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30" office:value-type="string" calcext:value-type="string">
            <text:p>2003 SARS outbreak</text:p>
          </table:table-cell>
          <table:table-cell table:style-name="ce158" table:number-columns-repeated="2"/>
          <table:table-cell table:style-name="ce218" office:value-type="string" calcext:value-type="string">
            <text:p>2003 年 SARS 事件</text:p>
          </table:table-cell>
          <table:table-cell table:style-name="ce158" table:number-columns-repeated="4"/>
          <table:table-cell table:style-name="ce267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60" office:value-type="string" calcext:value-type="string">
            <text:p>Hong Kong and Taiwan was hit hard by SARS in 2003.</text:p>
          </table:table-cell>
          <table:table-cell table:style-name="ce159" table:number-columns-repeated="6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60" office:value-type="string" calcext:value-type="string">
            <text:p>Wearing face mask or face shield is a common knowledge now.</text:p>
          </table:table-cell>
          <table:table-cell table:style-name="ce159" table:number-columns-repeated="6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60" office:value-type="string" calcext:value-type="string">
            <text:p>香港及台灣受到 2003 年 SARS 事件重擊，市民帶口罩或面罩現在已經成為普通常識。</text:p>
          </table:table-cell>
          <table:table-cell table:style-name="ce159" table:number-columns-repeated="6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44"/>
          <table:table-cell table:style-name="ce161" table:number-columns-repeated="7"/>
          <table:table-cell table:style-name="ce266"/>
          <table:table-cell table:number-columns-repeated="1014"/>
        </table:table-row>
        <table:table-row table:style-name="ro1">
          <table:table-cell table:style-name="ce8"/>
          <table:table-cell table:style-name="ce30"/>
          <table:table-cell table:style-name="ce162"/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50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31" office:value-type="string" calcext:value-type="string">
            <text:p>2003 SARS outbreak</text:p>
          </table:table-cell>
          <table:table-cell table:style-name="ce50"/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感染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感染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45" office:value-type="string" calcext:value-type="string" table:number-columns-spanned="2" table:number-rows-spanned="1">
            <text:p>historical data</text:p>
          </table:table-cell>
          <table:covered-table-cell table:style-name="ce50"/>
          <table:table-cell table:style-name="ce203"/>
          <table:table-cell table:style-name="ce208"/>
          <table:table-cell table:style-name="ce232" table:number-columns-repeated="3"/>
          <table:table-cell table:style-name="ce256"/>
          <table:table-cell table:style-name="ce270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53"/>
          <table:table-cell table:style-name="ce204" office:value-type="string" calcext:value-type="string">
            <text:p>China (mainland)</text:p>
          </table:table-cell>
          <table:table-cell table:style-name="ce203" office:value-type="string" calcext:value-type="string">
            <text:p>中國大陸</text:p>
          </table:table-cell>
          <table:table-cell table:style-name="ce203" office:value-type="float" office:value="5327" calcext:value-type="float">
            <text:p>5327</text:p>
          </table:table-cell>
          <table:table-cell table:style-name="ce203" office:value-type="float" office:value="349" calcext:value-type="float">
            <text:p>349</text:p>
          </table:table-cell>
          <table:table-cell table:style-name="ce251" office:value-type="float" office:value="1433783686" calcext:value-type="float">
            <text:p>1,433,783,686</text:p>
          </table:table-cell>
          <table:table-cell table:style-name="ce257" table:formula="of:=[.F12]*1000000/[.H12]" office:value-type="float" office:value="3.71534426846589" calcext:value-type="float">
            <text:p>3.72</text:p>
          </table:table-cell>
          <table:table-cell table:style-name="ce271" table:formula="of:=[.G12]*100000/[.H12]" office:value-type="float" office:value="0.0243411892189712" calcext:value-type="float">
            <text:p>0.0243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45" office:value-type="string" calcext:value-type="string" table:number-columns-spanned="2" table:number-rows-spanned="1">
            <text:p><text:s/>2003 年 SARS 事件</text:p>
          </table:table-cell>
          <table:covered-table-cell table:style-name="ce53"/>
          <table:table-cell table:style-name="ce203" office:value-type="string" calcext:value-type="string">
            <text:p>Hong Kong</text:p>
          </table:table-cell>
          <table:table-cell table:style-name="ce204" office:value-type="string" calcext:value-type="string">
            <text:p>香港</text:p>
          </table:table-cell>
          <table:table-cell table:style-name="ce203" office:value-type="float" office:value="1755" calcext:value-type="float">
            <text:p>1755</text:p>
          </table:table-cell>
          <table:table-cell table:style-name="ce203" office:value-type="float" office:value="299" calcext:value-type="float">
            <text:p>299</text:p>
          </table:table-cell>
          <table:table-cell table:style-name="ce251" office:value-type="float" office:value="7436154" calcext:value-type="float">
            <text:p>7,436,154</text:p>
          </table:table-cell>
          <table:table-cell table:style-name="ce257" table:formula="of:=[.F13]*1000000/[.H13]" office:value-type="float" office:value="236.009098251596" calcext:value-type="float">
            <text:p>236.01</text:p>
          </table:table-cell>
          <table:table-cell table:style-name="ce271" table:formula="of:=[.G13]*100000/[.H13]" office:value-type="float" office:value="4.02089574799016" calcext:value-type="float">
            <text:p>4.0209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45" office:value-type="string" calcext:value-type="string" table:number-columns-spanned="2" table:number-rows-spanned="1">
            <text:p>歷史數據</text:p>
          </table:table-cell>
          <table:covered-table-cell table:style-name="ce53"/>
          <table:table-cell table:style-name="ce203" office:value-type="string" calcext:value-type="string">
            <text:p>Taiwan</text:p>
          </table:table-cell>
          <table:table-cell table:style-name="ce204" office:value-type="string" calcext:value-type="string">
            <text:p>台灣</text:p>
          </table:table-cell>
          <table:table-cell table:style-name="ce203" office:value-type="float" office:value="346" calcext:value-type="float">
            <text:p>346</text:p>
          </table:table-cell>
          <table:table-cell table:style-name="ce203" office:value-type="float" office:value="73" calcext:value-type="float">
            <text:p>73</text:p>
          </table:table-cell>
          <table:table-cell table:style-name="ce251" office:value-type="float" office:value="23773876" calcext:value-type="float">
            <text:p>23,773,876</text:p>
          </table:table-cell>
          <table:table-cell table:style-name="ce257" table:formula="of:=[.F14]*1000000/[.H14]" office:value-type="float" office:value="14.5537900508945" calcext:value-type="float">
            <text:p>14.55</text:p>
          </table:table-cell>
          <table:table-cell table:style-name="ce271" table:formula="of:=[.G14]*100000/[.H14]" office:value-type="float" office:value="0.307059732287659" calcext:value-type="float">
            <text:p>0.3071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53"/>
          <table:table-cell table:style-name="ce203" office:value-type="string" calcext:value-type="string">
            <text:p>Canada</text:p>
          </table:table-cell>
          <table:table-cell table:style-name="ce203" office:value-type="string" calcext:value-type="string">
            <text:p>加拿大</text:p>
          </table:table-cell>
          <table:table-cell table:style-name="ce203" office:value-type="float" office:value="251" calcext:value-type="float">
            <text:p>251</text:p>
          </table:table-cell>
          <table:table-cell table:style-name="ce203" office:value-type="float" office:value="43" calcext:value-type="float">
            <text:p>43</text:p>
          </table:table-cell>
          <table:table-cell table:style-name="ce251" office:value-type="float" office:value="37968566" calcext:value-type="float">
            <text:p>37,968,566</text:p>
          </table:table-cell>
          <table:table-cell table:style-name="ce257" table:formula="of:=[.F15]*1000000/[.H15]" office:value-type="float" office:value="6.61073162468132" calcext:value-type="float">
            <text:p>6.61</text:p>
          </table:table-cell>
          <table:table-cell table:style-name="ce271" table:formula="of:=[.G15]*100000/[.H15]" office:value-type="float" office:value="0.113251577633983" calcext:value-type="float">
            <text:p>0.1133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44"/>
          <table:table-cell table:style-name="ce170"/>
          <table:table-cell table:style-name="ce205" office:value-type="string" calcext:value-type="string">
            <text:p>Singapore</text:p>
          </table:table-cell>
          <table:table-cell table:style-name="ce216" office:value-type="string" calcext:value-type="string">
            <text:p>新加玻</text:p>
          </table:table-cell>
          <table:table-cell table:style-name="ce205" office:value-type="float" office:value="238" calcext:value-type="float">
            <text:p>238</text:p>
          </table:table-cell>
          <table:table-cell table:style-name="ce205" office:value-type="float" office:value="33" calcext:value-type="float">
            <text:p>33</text:p>
          </table:table-cell>
          <table:table-cell table:style-name="ce252" office:value-type="float" office:value="5804337" calcext:value-type="float">
            <text:p>5,804,337</text:p>
          </table:table-cell>
          <table:table-cell table:style-name="ce258" table:formula="of:=[.F16]*1000000/[.H16]" office:value-type="float" office:value="41.0038217973905" calcext:value-type="float">
            <text:p>41.00</text:p>
          </table:table-cell>
          <table:table-cell table:style-name="ce272" table:formula="of:=[.G16]*100000/[.H16]" office:value-type="float" office:value="0.568540386266338" calcext:value-type="float">
            <text:p>0.5685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31" office:value-type="string" calcext:value-type="string">
            <text:p><text:span text:style-name="T1">Hong Kong and China comparison  香港與中國大陸</text:span>比較</text:p>
          </table:table-cell>
          <table:table-cell table:style-name="ce159" table:number-columns-repeated="3"/>
          <table:table-cell table:style-name="ce233" office:value-type="string" calcext:value-type="string">
            <text:p>Hong Kong</text:p>
          </table:table-cell>
          <table:table-cell table:style-name="ce233" office:value-type="string" calcext:value-type="string">
            <text:p>China</text:p>
          </table:table-cell>
          <table:table-cell table:style-name="ce233"/>
          <table:table-cell table:style-name="ce159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3"/>
          <table:table-cell table:style-name="ce234" office:value-type="string" calcext:value-type="string">
            <text:p>香港</text:p>
          </table:table-cell>
          <table:table-cell table:style-name="ce234" office:value-type="string" calcext:value-type="string">
            <text:p>中國大陸</text:p>
          </table:table-cell>
          <table:table-cell table:style-name="ce233"/>
          <table:table-cell table:style-name="ce159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2"/>
          <table:table-cell table:style-name="ce228" table:formula="of:=[.I13]" office:value-type="float" office:value="236.009098251596" calcext:value-type="float">
            <text:p>236.01</text:p>
          </table:table-cell>
          <table:table-cell table:style-name="ce228" table:formula="of:=[.I12]" office:value-type="float" office:value="3.71534426846589" calcext:value-type="float">
            <text:p>3.72</text:p>
          </table:table-cell>
          <table:table-cell table:style-name="ce171"/>
          <table:table-cell table:style-name="ce228" table:formula="of:=[.F20]/[.G20]" office:value-type="float" office:value="63.5228073626262" calcext:value-type="float">
            <text:p>63.52</text:p>
          </table:table-cell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35" table:formula="of:=[.J13]" office:value-type="float" office:value="4.02089574799016" calcext:value-type="float">
            <text:p>4.0209</text:p>
          </table:table-cell>
          <table:table-cell table:style-name="ce235" table:formula="of:=[.J12]" office:value-type="float" office:value="0.0243411892189712" calcext:value-type="float">
            <text:p>0.0243</text:p>
          </table:table-cell>
          <table:table-cell table:style-name="ce171" table:number-columns-repeated="2"/>
          <table:table-cell table:style-name="ce275" table:formula="of:=[.F21]/[.G21]" office:value-type="float" office:value="165.18896064685" calcext:value-type="float">
            <text:p>165.19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71" table:number-columns-repeated="3"/>
          <table:table-cell table:style-name="ce228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71" office:value-type="string" calcext:value-type="string">
            <text:p>In 2003, Hong Kong cases per million was 63 times and deaths per million was 165 times of China.</text:p>
          </table:table-cell>
          <table:table-cell table:style-name="ce171" table:number-columns-repeated="2"/>
          <table:table-cell table:style-name="ce228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office:value-type="string" calcext:value-type="string">
            <text:p>在 2003 年，香港的每百萬感染病例數是中國大陸的 63 倍，每百萬死亡人數是 165 倍。</text:p>
          </table:table-cell>
          <table:table-cell table:style-name="ce171" table:number-columns-repeated="2"/>
          <table:table-cell table:style-name="ce228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office:value-type="string" calcext:value-type="string">
            <text:p>In 2003, Hongkonger did not know the importance of face mask and face shield and learned the lesson.</text:p>
          </table:table-cell>
          <table:table-cell table:style-name="ce159" table:number-columns-repeated="6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office:value-type="string" calcext:value-type="string">
            <text:p>在 2003 年，香港人還末知道口罩及面罩的重要性，上了重要的一課。</text:p>
          </table:table-cell>
          <table:table-cell table:style-name="ce159" table:number-columns-repeated="6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44"/>
          <table:table-cell table:style-name="ce161" table:number-columns-repeated="7"/>
          <table:table-cell table:style-name="ce276"/>
          <table:table-cell table:number-columns-repeated="1014"/>
        </table:table-row>
        <table:table-row table:style-name="ro1">
          <table:table-cell table:style-name="ce8"/>
          <table:table-cell table:style-name="ce22"/>
          <table:table-cell table:style-name="ce122" table:number-columns-repeated="8"/>
          <table:table-cell table:number-columns-repeated="1014"/>
        </table:table-row>
        <table:table-row table:style-name="ro2">
          <table:table-cell table:style-name="ce8"/>
          <table:table-cell table:style-name="ce22"/>
          <table:table-cell table:style-name="ce122" table:number-columns-repeated="8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3"/>
          <table:table-cell table:style-name="ce162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51" office:value-type="string" calcext:value-type="string">
            <text:p>European countries and terretories 歐洲國家或地區 <text:s text:c="2"/>COVID-19</text:p>
          </table:table-cell>
          <table:table-cell table:style-name="ce172" table:number-columns-repeated="7"/>
          <table:table-cell table:style-name="ce277"/>
          <table:table-cell table:number-columns-repeated="1014"/>
        </table:table-row>
        <table:table-row table:style-name="ro1">
          <table:table-cell table:style-name="ce8"/>
          <table:table-cell table:style-name="ce52" office:value-type="string" calcext:value-type="string">
            <text:p>Regional</text:p>
            <text:p>Ranking</text:p>
          </table:table-cell>
          <table:table-cell table:style-name="ce52" office:value-type="string" calcext:value-type="string">
            <text:p>World </text:p>
            <text:p>Ranking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1014"/>
        </table:table-row>
        <table:table-row table:style-name="ro1">
          <table:table-cell table:style-name="ce8"/>
          <table:table-cell table:style-name="ce61" table:number-columns-repeated="2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62" office:value-type="string" calcext:value-type="string">
            <text:p>地區排名</text:p>
          </table:table-cell>
          <table:table-cell table:style-name="ce62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感染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感染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74" table:number-columns-repeated="2"/>
          <table:table-cell table:style-name="ce208" table:number-columns-repeated="2"/>
          <table:table-cell table:style-name="ce236" table:number-columns-repeated="2"/>
          <table:table-cell table:style-name="ce208" table:number-columns-repeated="3"/>
          <table:table-cell table:number-columns-repeated="1014"/>
        </table:table-row>
        <table:table-row table:style-name="ro1">
          <table:table-cell table:style-name="ce8"/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209" office:value-type="string" calcext:value-type="string">
            <text:p>Italy</text:p>
          </table:table-cell>
          <table:table-cell table:style-name="ce209" office:value-type="string" calcext:value-type="string">
            <text:p>意大利</text:p>
          </table:table-cell>
          <table:table-cell table:style-name="ce209" office:value-type="float" office:value="59138" calcext:value-type="float">
            <text:p>59138</text:p>
          </table:table-cell>
          <table:table-cell table:style-name="ce209" office:value-type="float" office:value="5476" calcext:value-type="float">
            <text:p>5476</text:p>
          </table:table-cell>
          <table:table-cell table:style-name="ce253" office:value-type="float" office:value="60550075" calcext:value-type="float">
            <text:p>60,550,075</text:p>
          </table:table-cell>
          <table:table-cell table:style-name="ce260" table:formula="of:=[.F37]*1000000/[.H37]" office:value-type="float" office:value="976.67921963763" calcext:value-type="float">
            <text:p>976.68</text:p>
          </table:table-cell>
          <table:table-cell table:style-name="ce278" table:formula="of:=[.G37]*100000/[.H37]" office:value-type="float" office:value="9.04375428106406" calcext:value-type="float">
            <text:p>9.0438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74" office:value-type="float" office:value="2" calcext:value-type="float">
            <text:p>2</text:p>
          </table:table-cell>
          <table:table-cell table:style-name="ce74" office:value-type="float" office:value="4" calcext:value-type="float">
            <text:p>4</text:p>
          </table:table-cell>
          <table:table-cell table:style-name="ce209" office:value-type="string" calcext:value-type="string">
            <text:p>Spain</text:p>
          </table:table-cell>
          <table:table-cell table:style-name="ce209" office:value-type="string" calcext:value-type="string">
            <text:p>西班牙</text:p>
          </table:table-cell>
          <table:table-cell table:style-name="ce209" office:value-type="float" office:value="29909" calcext:value-type="float">
            <text:p>29909</text:p>
          </table:table-cell>
          <table:table-cell table:style-name="ce209" office:value-type="float" office:value="1813" calcext:value-type="float">
            <text:p>1813</text:p>
          </table:table-cell>
          <table:table-cell table:style-name="ce253" office:value-type="float" office:value="46736776" calcext:value-type="float">
            <text:p>46,736,776</text:p>
          </table:table-cell>
          <table:table-cell table:style-name="ce260" table:formula="of:=[.F38]*1000000/[.H38]" office:value-type="float" office:value="639.945724968278" calcext:value-type="float">
            <text:p>639.95</text:p>
          </table:table-cell>
          <table:table-cell table:style-name="ce278" table:formula="of:=[.G38]*100000/[.H38]" office:value-type="float" office:value="3.87917215342368" calcext:value-type="float">
            <text:p>3.8792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74" office:value-type="float" office:value="3" calcext:value-type="float">
            <text:p>3</text:p>
          </table:table-cell>
          <table:table-cell table:style-name="ce74" office:value-type="float" office:value="5" calcext:value-type="float">
            <text:p>5</text:p>
          </table:table-cell>
          <table:table-cell table:style-name="ce209" office:value-type="string" calcext:value-type="string">
            <text:p>Germany</text:p>
          </table:table-cell>
          <table:table-cell table:style-name="ce209" office:value-type="string" calcext:value-type="string">
            <text:p>德國</text:p>
          </table:table-cell>
          <table:table-cell table:style-name="ce209" office:value-type="float" office:value="24873" calcext:value-type="float">
            <text:p>24873</text:p>
          </table:table-cell>
          <table:table-cell table:style-name="ce209" office:value-type="float" office:value="94" calcext:value-type="float">
            <text:p>94</text:p>
          </table:table-cell>
          <table:table-cell table:style-name="ce253" office:value-type="float" office:value="83517045" calcext:value-type="float">
            <text:p>83,517,045</text:p>
          </table:table-cell>
          <table:table-cell table:style-name="ce260" table:formula="of:=[.F39]*1000000/[.H39]" office:value-type="float" office:value="297.819445120454" calcext:value-type="float">
            <text:p>297.82</text:p>
          </table:table-cell>
          <table:table-cell table:style-name="ce278" table:formula="of:=[.G39]*100000/[.H39]" office:value-type="float" office:value="0.112551874889731" calcext:value-type="float">
            <text:p>0.1126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74" office:value-type="float" office:value="4" calcext:value-type="float">
            <text:p>4</text:p>
          </table:table-cell>
          <table:table-cell table:style-name="ce74" office:value-type="float" office:value="6" calcext:value-type="float">
            <text:p>6</text:p>
          </table:table-cell>
          <table:table-cell table:style-name="ce209" office:value-type="string" calcext:value-type="string">
            <text:p>France</text:p>
          </table:table-cell>
          <table:table-cell table:style-name="ce209" office:value-type="string" calcext:value-type="string">
            <text:p>法國</text:p>
          </table:table-cell>
          <table:table-cell table:style-name="ce209" office:value-type="float" office:value="16018" calcext:value-type="float">
            <text:p>16018</text:p>
          </table:table-cell>
          <table:table-cell table:style-name="ce209" office:value-type="float" office:value="674" calcext:value-type="float">
            <text:p>674</text:p>
          </table:table-cell>
          <table:table-cell table:style-name="ce253" office:value-type="float" office:value="65129728" calcext:value-type="float">
            <text:p>65,129,728</text:p>
          </table:table-cell>
          <table:table-cell table:style-name="ce260" table:formula="of:=[.F40]*1000000/[.H40]" office:value-type="float" office:value="245.939918557621" calcext:value-type="float">
            <text:p>245.94</text:p>
          </table:table-cell>
          <table:table-cell table:style-name="ce278" table:formula="of:=[.G40]*100000/[.H40]" office:value-type="float" office:value="1.03485769202045" calcext:value-type="float">
            <text:p>1.0349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74" office:value-type="float" office:value="5" calcext:value-type="float">
            <text:p>5</text:p>
          </table:table-cell>
          <table:table-cell table:style-name="ce74" office:value-type="float" office:value="9" calcext:value-type="float">
            <text:p>9</text:p>
          </table:table-cell>
          <table:table-cell table:style-name="ce209" office:value-type="string" calcext:value-type="string">
            <text:p>Switzerland</text:p>
          </table:table-cell>
          <table:table-cell table:style-name="ce209" office:value-type="string" calcext:value-type="string">
            <text:p>瑞士</text:p>
          </table:table-cell>
          <table:table-cell table:style-name="ce209" office:value-type="float" office:value="7724" calcext:value-type="float">
            <text:p>7724</text:p>
          </table:table-cell>
          <table:table-cell table:style-name="ce209" office:value-type="float" office:value="98" calcext:value-type="float">
            <text:p>98</text:p>
          </table:table-cell>
          <table:table-cell table:style-name="ce253" office:value-type="float" office:value="8591365" calcext:value-type="float">
            <text:p>8,591,365</text:p>
          </table:table-cell>
          <table:table-cell table:style-name="ce260" table:formula="of:=[.F41]*1000000/[.H41]" office:value-type="float" office:value="899.042236012554" calcext:value-type="float">
            <text:p>899.04</text:p>
          </table:table-cell>
          <table:table-cell table:style-name="ce278" table:formula="of:=[.G41]*100000/[.H41]" office:value-type="float" office:value="1.14068020623033" calcext:value-type="float">
            <text:p>1.1407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74" office:value-type="float" office:value="6" calcext:value-type="float">
            <text:p>6</text:p>
          </table:table-cell>
          <table:table-cell table:style-name="ce74" office:value-type="float" office:value="10" calcext:value-type="float">
            <text:p>10</text:p>
          </table:table-cell>
          <table:table-cell table:style-name="ce209" office:value-type="string" calcext:value-type="string">
            <text:p>United Kingdom</text:p>
          </table:table-cell>
          <table:table-cell table:style-name="ce209" office:value-type="string" calcext:value-type="string">
            <text:p>英國</text:p>
          </table:table-cell>
          <table:table-cell table:style-name="ce209" office:value-type="float" office:value="5702" calcext:value-type="float">
            <text:p>5702</text:p>
          </table:table-cell>
          <table:table-cell table:style-name="ce209" office:value-type="float" office:value="282" calcext:value-type="float">
            <text:p>282</text:p>
          </table:table-cell>
          <table:table-cell table:style-name="ce253" office:value-type="float" office:value="67530172" calcext:value-type="float">
            <text:p>67,530,172</text:p>
          </table:table-cell>
          <table:table-cell table:style-name="ce260" table:formula="of:=[.F42]*1000000/[.H42]" office:value-type="float" office:value="84.4363316592767" calcext:value-type="float">
            <text:p>84.44</text:p>
          </table:table-cell>
          <table:table-cell table:style-name="ce278" table:formula="of:=[.G42]*100000/[.H42]" office:value-type="float" office:value="0.41759111764146" calcext:value-type="float">
            <text:p>0.4176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74" office:value-type="float" office:value="7" calcext:value-type="float">
            <text:p>7</text:p>
          </table:table-cell>
          <table:table-cell table:style-name="ce74" office:value-type="float" office:value="11" calcext:value-type="float">
            <text:p>11</text:p>
          </table:table-cell>
          <table:table-cell table:style-name="ce209" office:value-type="string" calcext:value-type="string">
            <text:p>Netherlands</text:p>
          </table:table-cell>
          <table:table-cell table:style-name="ce209" office:value-type="string" calcext:value-type="string">
            <text:p>荷蘭</text:p>
          </table:table-cell>
          <table:table-cell table:style-name="ce203" office:value-type="float" office:value="4216" calcext:value-type="float">
            <text:p>4216</text:p>
          </table:table-cell>
          <table:table-cell table:style-name="ce203" office:value-type="float" office:value="180" calcext:value-type="float">
            <text:p>180</text:p>
          </table:table-cell>
          <table:table-cell table:style-name="ce253" office:value-type="float" office:value="17097130" calcext:value-type="float">
            <text:p>17,097,130</text:p>
          </table:table-cell>
          <table:table-cell table:style-name="ce260" table:formula="of:=[.F43]*1000000/[.H43]" office:value-type="float" office:value="246.591094528731" calcext:value-type="float">
            <text:p>246.59</text:p>
          </table:table-cell>
          <table:table-cell table:style-name="ce278" table:formula="of:=[.G43]*100000/[.H43]" office:value-type="float" office:value="1.05280827834847" calcext:value-type="float">
            <text:p>1.0528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74" office:value-type="float" office:value="8" calcext:value-type="float">
            <text:p>8</text:p>
          </table:table-cell>
          <table:table-cell table:style-name="ce74" office:value-type="float" office:value="12" calcext:value-type="float">
            <text:p>12</text:p>
          </table:table-cell>
          <table:table-cell table:style-name="ce209" office:value-type="string" calcext:value-type="string">
            <text:p>Belgium</text:p>
          </table:table-cell>
          <table:table-cell table:style-name="ce209" office:value-type="string" calcext:value-type="string">
            <text:p>比利時</text:p>
          </table:table-cell>
          <table:table-cell table:style-name="ce203" office:value-type="float" office:value="3401" calcext:value-type="float">
            <text:p>3401</text:p>
          </table:table-cell>
          <table:table-cell table:style-name="ce203" office:value-type="float" office:value="75" calcext:value-type="float">
            <text:p>75</text:p>
          </table:table-cell>
          <table:table-cell table:style-name="ce253" office:value-type="float" office:value="11539328" calcext:value-type="float">
            <text:p>11,539,328</text:p>
          </table:table-cell>
          <table:table-cell table:style-name="ce260" table:formula="of:=[.F44]*1000000/[.H44]" office:value-type="float" office:value="294.731200985014" calcext:value-type="float">
            <text:p>294.73</text:p>
          </table:table-cell>
          <table:table-cell table:style-name="ce278" table:formula="of:=[.G44]*100000/[.H44]" office:value-type="float" office:value="0.649951192998414" calcext:value-type="float">
            <text:p>0.6500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74" office:value-type="float" office:value="9" calcext:value-type="float">
            <text:p>9</text:p>
          </table:table-cell>
          <table:table-cell table:style-name="ce74" office:value-type="float" office:value="13" calcext:value-type="float">
            <text:p>13</text:p>
          </table:table-cell>
          <table:table-cell table:style-name="ce209" office:value-type="string" calcext:value-type="string">
            <text:p>Austria</text:p>
          </table:table-cell>
          <table:table-cell table:style-name="ce209" office:value-type="string" calcext:value-type="string">
            <text:p>奧地利</text:p>
          </table:table-cell>
          <table:table-cell table:style-name="ce209" office:value-type="float" office:value="3611" calcext:value-type="float">
            <text:p>3611</text:p>
          </table:table-cell>
          <table:table-cell table:style-name="ce209" office:value-type="float" office:value="16" calcext:value-type="float">
            <text:p>16</text:p>
          </table:table-cell>
          <table:table-cell table:style-name="ce253" office:value-type="float" office:value="8955102" calcext:value-type="float">
            <text:p>8,955,102</text:p>
          </table:table-cell>
          <table:table-cell table:style-name="ce260" table:formula="of:=[.F45]*1000000/[.H45]" office:value-type="float" office:value="403.233821345642" calcext:value-type="float">
            <text:p>403.23</text:p>
          </table:table-cell>
          <table:table-cell table:style-name="ce278" table:formula="of:=[.G45]*100000/[.H45]" office:value-type="float" office:value="0.178669098353095" calcext:value-type="float">
            <text:p>0.1787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4" calcext:value-type="float">
            <text:p>14</text:p>
          </table:table-cell>
          <table:table-cell table:style-name="ce209" office:value-type="string" calcext:value-type="string">
            <text:p>Norway</text:p>
          </table:table-cell>
          <table:table-cell table:style-name="ce209" office:value-type="string" calcext:value-type="string">
            <text:p>挪威</text:p>
          </table:table-cell>
          <table:table-cell table:style-name="ce203" office:value-type="float" office:value="2385" calcext:value-type="float">
            <text:p>2385</text:p>
          </table:table-cell>
          <table:table-cell table:style-name="ce203" office:value-type="float" office:value="7" calcext:value-type="float">
            <text:p>7</text:p>
          </table:table-cell>
          <table:table-cell table:style-name="ce253" office:value-type="float" office:value="5378857" calcext:value-type="float">
            <text:p>5,378,857</text:p>
          </table:table-cell>
          <table:table-cell table:style-name="ce260" table:formula="of:=[.F46]*1000000/[.H46]" office:value-type="float" office:value="443.402752666598" calcext:value-type="float">
            <text:p>443.40</text:p>
          </table:table-cell>
          <table:table-cell table:style-name="ce278" table:formula="of:=[.G46]*100000/[.H46]" office:value-type="float" office:value="0.130139172690406" calcext:value-type="float">
            <text:p>0.1301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80" table:number-columns-repeated="2"/>
          <table:table-cell table:style-name="ce210" table:number-columns-repeated="2"/>
          <table:table-cell table:style-name="ce205"/>
          <table:table-cell table:style-name="ce247" table:number-columns-repeated="2"/>
          <table:table-cell table:style-name="ce261"/>
          <table:table-cell table:style-name="ce279"/>
          <table:table-cell table:number-columns-repeated="1014"/>
        </table:table-row>
        <table:table-row table:style-name="ro1">
          <table:table-cell table:style-name="ce8"/>
          <table:table-cell table:style-name="ce116" office:value-type="string" calcext:value-type="string">
            <text:p>European Total</text:p>
          </table:table-cell>
          <table:table-cell table:style-name="ce159"/>
          <table:table-cell table:style-name="ce159" office:value-type="string" calcext:value-type="string">
            <text:p>歐洲總計</text:p>
          </table:table-cell>
          <table:table-cell table:style-name="ce159"/>
          <table:table-cell table:style-name="ce209" table:formula="of:=SUM([.F37:.F46])" office:value-type="float" office:value="156977" calcext:value-type="float">
            <text:p>156977</text:p>
          </table:table-cell>
          <table:table-cell table:style-name="ce209" table:formula="of:=SUM([.G37:.G46])" office:value-type="float" office:value="8715" calcext:value-type="float">
            <text:p>8715</text:p>
          </table:table-cell>
          <table:table-cell table:style-name="ce253" table:formula="of:=SUM([.H37:.H46])" office:value-type="float" office:value="375025578" calcext:value-type="float">
            <text:p>375,025,578</text:p>
          </table:table-cell>
          <table:table-cell table:style-name="ce260" table:formula="of:=[.F48]*1000000/[.H48]" office:value-type="float" office:value="418.576783048115" calcext:value-type="float">
            <text:p>418.58</text:p>
          </table:table-cell>
          <table:table-cell table:style-name="ce260" table:formula="of:=[.G48]*1000000/[.H48]" office:value-type="float" office:value="23.2384149541928" calcext:value-type="float">
            <text:p>23.24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16"/>
          <table:table-cell table:style-name="ce159" table:number-columns-repeated="3"/>
          <table:table-cell table:style-name="ce210" table:number-columns-repeated="2"/>
          <table:table-cell table:style-name="ce247"/>
          <table:table-cell table:style-name="ce261" table:number-columns-repeated="2"/>
          <table:table-cell table:number-columns-repeated="1014"/>
        </table:table-row>
        <table:table-row table:style-name="ro1">
          <table:table-cell table:style-name="ce8"/>
          <table:table-cell table:style-name="ce119"/>
          <table:table-cell table:style-name="ce161" table:number-columns-repeated="7"/>
          <table:table-cell table:style-name="ce280"/>
          <table:table-cell table:number-columns-repeated="1014"/>
        </table:table-row>
        <table:table-row table:style-name="ro1">
          <table:table-cell table:style-name="ce8"/>
          <table:table-cell table:style-name="ce122" table:number-columns-repeated="8"/>
          <table:table-cell table:style-name="ce281"/>
          <table:table-cell table:number-columns-repeated="1014"/>
        </table:table-row>
        <table:table-row table:style-name="ro2">
          <table:table-cell table:style-name="ce8"/>
          <table:table-cell table:style-name="ce122" table:number-columns-repeated="8"/>
          <table:table-cell table:style-name="ce281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3"/>
          <table:table-cell table:style-name="ce162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123" office:value-type="string" calcext:value-type="string">
            <text:p>East Asian countries and territories <text:s/>東亞國家或地區</text:p>
          </table:table-cell>
          <table:table-cell table:style-name="ce174"/>
          <table:table-cell table:style-name="ce211" table:number-columns-repeated="3"/>
          <table:table-cell table:style-name="ce174" table:number-columns-repeated="3"/>
          <table:table-cell table:style-name="ce282"/>
          <table:table-cell table:number-columns-repeated="1014"/>
        </table:table-row>
        <table:table-row table:style-name="ro1">
          <table:table-cell table:style-name="ce8"/>
          <table:table-cell table:style-name="ce52" office:value-type="string" calcext:value-type="string">
            <text:p>Regional</text:p>
            <text:p>Ranking</text:p>
          </table:table-cell>
          <table:table-cell table:style-name="ce52" office:value-type="string" calcext:value-type="string">
            <text:p>World </text:p>
            <text:p>Ranking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1014"/>
        </table:table-row>
        <table:table-row table:style-name="ro1">
          <table:table-cell table:style-name="ce8"/>
          <table:table-cell table:style-name="ce61" table:number-columns-repeated="2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62" office:value-type="string" calcext:value-type="string">
            <text:p>地區排名</text:p>
          </table:table-cell>
          <table:table-cell table:style-name="ce62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感染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感染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24"/>
          <table:table-cell table:style-name="ce175"/>
          <table:table-cell table:style-name="ce214" table:number-columns-repeated="7"/>
          <table:table-cell table:number-columns-repeated="1014"/>
        </table:table-row>
        <table:table-row table:style-name="ro1">
          <table:table-cell table:style-name="ce8"/>
          <table:table-cell table:style-name="ce129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204" office:value-type="string" calcext:value-type="string">
            <text:p>China (mainland)</text:p>
          </table:table-cell>
          <table:table-cell table:style-name="ce204" office:value-type="string" calcext:value-type="string">
            <text:p>中國大陸</text:p>
          </table:table-cell>
          <table:table-cell table:style-name="ce204" office:value-type="float" office:value="81093" calcext:value-type="float">
            <text:p>81093</text:p>
          </table:table-cell>
          <table:table-cell table:style-name="ce204" office:value-type="float" office:value="3270" calcext:value-type="float">
            <text:p>3270</text:p>
          </table:table-cell>
          <table:table-cell table:style-name="ce251" office:value-type="float" office:value="1433783686" calcext:value-type="float">
            <text:p>1,433,783,686</text:p>
          </table:table-cell>
          <table:table-cell table:style-name="ce257" table:formula="of:=[.F60]*1000000/[.H60]" office:value-type="float" office:value="56.5587408978233" calcext:value-type="float">
            <text:p>56.56</text:p>
          </table:table-cell>
          <table:table-cell table:style-name="ce271" table:formula="of:=[.G60]*100000/[.H60]" office:value-type="float" office:value="0.22806787606314" calcext:value-type="float">
            <text:p>0.2281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29" office:value-type="float" office:value="2" calcext:value-type="float">
            <text:p>2</text:p>
          </table:table-cell>
          <table:table-cell table:style-name="ce177" office:value-type="float" office:value="8" calcext:value-type="float">
            <text:p>8</text:p>
          </table:table-cell>
          <table:table-cell table:style-name="ce204" office:value-type="string" calcext:value-type="string">
            <text:p>South Korea</text:p>
          </table:table-cell>
          <table:table-cell table:style-name="ce204" office:value-type="string" calcext:value-type="string">
            <text:p>南韓</text:p>
          </table:table-cell>
          <table:table-cell table:style-name="ce204" office:value-type="float" office:value="8961" calcext:value-type="float">
            <text:p>8961</text:p>
          </table:table-cell>
          <table:table-cell table:style-name="ce204" office:value-type="float" office:value="111" calcext:value-type="float">
            <text:p>111</text:p>
          </table:table-cell>
          <table:table-cell table:style-name="ce251" office:value-type="float" office:value="51225308" calcext:value-type="float">
            <text:p>51,225,308</text:p>
          </table:table-cell>
          <table:table-cell table:style-name="ce257" table:formula="of:=[.F61]*1000000/[.H61]" office:value-type="float" office:value="174.933062383929" calcext:value-type="float">
            <text:p>174.93</text:p>
          </table:table-cell>
          <table:table-cell table:style-name="ce271" table:formula="of:=[.G61]*100000/[.H61]" office:value-type="float" office:value="0.216689765925858" calcext:value-type="float">
            <text:p>0.2167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29" office:value-type="float" office:value="3" calcext:value-type="float">
            <text:p>3</text:p>
          </table:table-cell>
          <table:table-cell table:style-name="ce177" office:value-type="float" office:value="17" calcext:value-type="float">
            <text:p>17</text:p>
          </table:table-cell>
          <table:table-cell table:style-name="ce204" office:value-type="string" calcext:value-type="string">
            <text:p>Malaysia</text:p>
          </table:table-cell>
          <table:table-cell table:style-name="ce204" office:value-type="string" calcext:value-type="string">
            <text:p>馬來西亞</text:p>
          </table:table-cell>
          <table:table-cell table:style-name="ce203" office:value-type="float" office:value="1306" calcext:value-type="float">
            <text:p>1306</text:p>
          </table:table-cell>
          <table:table-cell table:style-name="ce203" office:value-type="float" office:value="11" calcext:value-type="float">
            <text:p>11</text:p>
          </table:table-cell>
          <table:table-cell table:style-name="ce251" office:value-type="float" office:value="31949777" calcext:value-type="float">
            <text:p>31,949,777</text:p>
          </table:table-cell>
          <table:table-cell table:style-name="ce257" table:formula="of:=[.F62]*1000000/[.H62]" office:value-type="float" office:value="40.8766546320496" calcext:value-type="float">
            <text:p>40.88</text:p>
          </table:table-cell>
          <table:table-cell table:style-name="ce271" table:formula="of:=[.G62]*100000/[.H62]" office:value-type="float" office:value="0.0344290352949881" calcext:value-type="float">
            <text:p>0.0344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29" office:value-type="float" office:value="4" calcext:value-type="float">
            <text:p>4</text:p>
          </table:table-cell>
          <table:table-cell table:style-name="ce177" office:value-type="float" office:value="18" calcext:value-type="float">
            <text:p>18</text:p>
          </table:table-cell>
          <table:table-cell table:style-name="ce204" office:value-type="string" calcext:value-type="string">
            <text:p>Japan</text:p>
          </table:table-cell>
          <table:table-cell table:style-name="ce204" office:value-type="string" calcext:value-type="string">
            <text:p>日本</text:p>
          </table:table-cell>
          <table:table-cell table:style-name="ce203" office:value-type="float" office:value="1101" calcext:value-type="float">
            <text:p>1101</text:p>
          </table:table-cell>
          <table:table-cell table:style-name="ce203" office:value-type="float" office:value="41" calcext:value-type="float">
            <text:p>41</text:p>
          </table:table-cell>
          <table:table-cell table:style-name="ce251" office:value-type="float" office:value="126860301" calcext:value-type="float">
            <text:p>126,860,301</text:p>
          </table:table-cell>
          <table:table-cell table:style-name="ce257" table:formula="of:=[.F63]*1000000/[.H63]" office:value-type="float" office:value="8.67883799203661" calcext:value-type="float">
            <text:p>8.68</text:p>
          </table:table-cell>
          <table:table-cell table:style-name="ce271" table:formula="of:=[.G63]*100000/[.H63]" office:value-type="float" office:value="0.0323190152292008" calcext:value-type="float">
            <text:p>0.0323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29" office:value-type="float" office:value="5" calcext:value-type="float">
            <text:p>5</text:p>
          </table:table-cell>
          <table:table-cell table:style-name="ce177" office:value-type="float" office:value="29" calcext:value-type="float">
            <text:p>29</text:p>
          </table:table-cell>
          <table:table-cell table:style-name="ce204" office:value-type="string" calcext:value-type="string">
            <text:p>Thailand</text:p>
          </table:table-cell>
          <table:table-cell table:style-name="ce204" office:value-type="string" calcext:value-type="string">
            <text:p>泰國</text:p>
          </table:table-cell>
          <table:table-cell table:style-name="ce204" office:value-type="float" office:value="721" calcext:value-type="float">
            <text:p>721</text:p>
          </table:table-cell>
          <table:table-cell table:style-name="ce204" office:value-type="float" office:value="1" calcext:value-type="float">
            <text:p>1</text:p>
          </table:table-cell>
          <table:table-cell table:style-name="ce251" office:value-type="float" office:value="5804337" calcext:value-type="float">
            <text:p>5,804,337</text:p>
          </table:table-cell>
          <table:table-cell table:style-name="ce257" table:formula="of:=[.F64]*1000000/[.H64]" office:value-type="float" office:value="124.217460150918" calcext:value-type="float">
            <text:p>124.22</text:p>
          </table:table-cell>
          <table:table-cell table:style-name="ce271" table:formula="of:=[.G64]*100000/[.H64]" office:value-type="float" office:value="0.0172284965535254" calcext:value-type="float">
            <text:p>0.0172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29" office:value-type="float" office:value="6" calcext:value-type="float">
            <text:p>6</text:p>
          </table:table-cell>
          <table:table-cell table:style-name="ce177" office:value-type="float" office:value="39" calcext:value-type="float">
            <text:p>39</text:p>
          </table:table-cell>
          <table:table-cell table:style-name="ce204" office:value-type="string" calcext:value-type="string">
            <text:p>Indonesia</text:p>
          </table:table-cell>
          <table:table-cell table:style-name="ce204" office:value-type="string" calcext:value-type="string">
            <text:p>印尼</text:p>
          </table:table-cell>
          <table:table-cell table:style-name="ce204" office:value-type="float" office:value="579" calcext:value-type="float">
            <text:p>579</text:p>
          </table:table-cell>
          <table:table-cell table:style-name="ce204" office:value-type="float" office:value="49" calcext:value-type="float">
            <text:p>49</text:p>
          </table:table-cell>
          <table:table-cell table:style-name="ce251" office:value-type="float" office:value="108116615" calcext:value-type="float">
            <text:p>108,116,615</text:p>
          </table:table-cell>
          <table:table-cell table:style-name="ce257" table:formula="of:=[.F65]*1000000/[.H65]" office:value-type="float" office:value="5.35532859588695" calcext:value-type="float">
            <text:p>5.36</text:p>
          </table:table-cell>
          <table:table-cell table:style-name="ce271" table:formula="of:=[.G65]*100000/[.H65]" office:value-type="float" office:value="0.0453214337130329" calcext:value-type="float">
            <text:p>0.0453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29" office:value-type="float" office:value="7" calcext:value-type="float">
            <text:p>7</text:p>
          </table:table-cell>
          <table:table-cell table:style-name="ce177" office:value-type="float" office:value="40" calcext:value-type="float">
            <text:p>40</text:p>
          </table:table-cell>
          <table:table-cell table:style-name="ce8" office:value-type="string" calcext:value-type="string">
            <text:p>Singapore</text:p>
          </table:table-cell>
          <table:table-cell table:style-name="ce8" office:value-type="string" calcext:value-type="string">
            <text:p>新加玻</text:p>
          </table:table-cell>
          <table:table-cell table:style-name="ce8" office:value-type="float" office:value="455" calcext:value-type="float">
            <text:p>455</text:p>
          </table:table-cell>
          <table:table-cell table:style-name="ce8" office:value-type="float" office:value="2" calcext:value-type="float">
            <text:p>2</text:p>
          </table:table-cell>
          <table:table-cell table:style-name="ce251" office:value-type="float" office:value="5804337" calcext:value-type="float">
            <text:p>5,804,337</text:p>
          </table:table-cell>
          <table:table-cell table:style-name="ce257" table:formula="of:=[.F66]*1000000/[.H66]" office:value-type="float" office:value="78.3896593185406" calcext:value-type="float">
            <text:p>78.39</text:p>
          </table:table-cell>
          <table:table-cell table:style-name="ce271" table:formula="of:=[.G66]*100000/[.H66]" office:value-type="float" office:value="0.0344569931070508" calcext:value-type="float">
            <text:p>0.0345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29" office:value-type="float" office:value="8" calcext:value-type="float">
            <text:p>8</text:p>
          </table:table-cell>
          <table:table-cell table:style-name="ce177" office:value-type="float" office:value="42" calcext:value-type="float">
            <text:p>42</text:p>
          </table:table-cell>
          <table:table-cell table:style-name="ce204" office:value-type="string" calcext:value-type="string">
            <text:p>Philippines</text:p>
          </table:table-cell>
          <table:table-cell table:style-name="ce204" office:value-type="string" calcext:value-type="string">
            <text:p>菲律賓</text:p>
          </table:table-cell>
          <table:table-cell table:style-name="ce203" office:value-type="float" office:value="396" calcext:value-type="float">
            <text:p>396</text:p>
          </table:table-cell>
          <table:table-cell table:style-name="ce203" office:value-type="float" office:value="33" calcext:value-type="float">
            <text:p>33</text:p>
          </table:table-cell>
          <table:table-cell table:style-name="ce251" office:value-type="float" office:value="270625568" calcext:value-type="float">
            <text:p>270,625,568</text:p>
          </table:table-cell>
          <table:table-cell table:style-name="ce257" table:formula="of:=[.F67]*1000000/[.H67]" office:value-type="float" office:value="1.46327637453679" calcext:value-type="float">
            <text:p>1.46</text:p>
          </table:table-cell>
          <table:table-cell table:style-name="ce271" table:formula="of:=[.G67]*100000/[.H67]" office:value-type="float" office:value="0.0121939697878066" calcext:value-type="float">
            <text:p>0.0122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29" office:value-type="float" office:value="9" calcext:value-type="float">
            <text:p>9</text:p>
          </table:table-cell>
          <table:table-cell table:style-name="ce177" office:value-type="float" office:value="44" calcext:value-type="float">
            <text:p>44</text:p>
          </table:table-cell>
          <table:table-cell table:style-name="ce204" office:value-type="string" calcext:value-type="string">
            <text:p>Hong Kong</text:p>
          </table:table-cell>
          <table:table-cell table:style-name="ce204" office:value-type="string" calcext:value-type="string">
            <text:p>香港</text:p>
          </table:table-cell>
          <table:table-cell table:style-name="ce204" office:value-type="float" office:value="317" calcext:value-type="float">
            <text:p>317</text:p>
          </table:table-cell>
          <table:table-cell table:style-name="ce204" office:value-type="float" office:value="4" calcext:value-type="float">
            <text:p>4</text:p>
          </table:table-cell>
          <table:table-cell table:style-name="ce251" office:value-type="float" office:value="7436154" calcext:value-type="float">
            <text:p>7,436,154</text:p>
          </table:table-cell>
          <table:table-cell table:style-name="ce257" table:formula="of:=[.F68]*1000000/[.H68]" office:value-type="float" office:value="42.6295636158154" calcext:value-type="float">
            <text:p>42.63</text:p>
          </table:table-cell>
          <table:table-cell table:style-name="ce271" table:formula="of:=[.G68]*100000/[.H68]" office:value-type="float" office:value="0.0537912474647513" calcext:value-type="float">
            <text:p>0.0538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29" office:value-type="float" office:value="10" calcext:value-type="float">
            <text:p>10</text:p>
          </table:table-cell>
          <table:table-cell table:style-name="ce177" office:value-type="float" office:value="59" calcext:value-type="float">
            <text:p>59</text:p>
          </table:table-cell>
          <table:table-cell table:style-name="ce204" office:value-type="string" calcext:value-type="string">
            <text:p>Taiwan</text:p>
          </table:table-cell>
          <table:table-cell table:style-name="ce204" office:value-type="string" calcext:value-type="string">
            <text:p>台灣</text:p>
          </table:table-cell>
          <table:table-cell table:style-name="ce204" office:value-type="float" office:value="195" calcext:value-type="float">
            <text:p>195</text:p>
          </table:table-cell>
          <table:table-cell table:style-name="ce204" office:value-type="float" office:value="2" calcext:value-type="float">
            <text:p>2</text:p>
          </table:table-cell>
          <table:table-cell table:style-name="ce251" office:value-type="float" office:value="23773876" calcext:value-type="float">
            <text:p>23,773,876</text:p>
          </table:table-cell>
          <table:table-cell table:style-name="ce257" table:formula="of:=[.F69]*1000000/[.H69]" office:value-type="float" office:value="8.20228052001281" calcext:value-type="float">
            <text:p>8.20</text:p>
          </table:table-cell>
          <table:table-cell table:style-name="ce271" table:formula="of:=[.G69]*100000/[.H69]" office:value-type="float" office:value="0.00841259540514134" calcext:value-type="float">
            <text:p>0.0084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0"/>
          <table:table-cell table:style-name="ce180"/>
          <table:table-cell table:style-name="ce216" table:number-columns-repeated="4"/>
          <table:table-cell table:style-name="ce252"/>
          <table:table-cell table:style-name="ce258"/>
          <table:table-cell table:style-name="ce272"/>
          <table:table-cell table:number-columns-repeated="1014"/>
        </table:table-row>
        <table:table-row table:style-name="ro1">
          <table:table-cell table:style-name="ce8"/>
          <table:table-cell table:style-name="ce131" office:value-type="string" calcext:value-type="string">
            <text:p>East Asian Total</text:p>
          </table:table-cell>
          <table:table-cell table:style-name="ce181"/>
          <table:table-cell table:style-name="ce181" office:value-type="string" calcext:value-type="string">
            <text:p>東亞總計</text:p>
          </table:table-cell>
          <table:table-cell table:style-name="ce181"/>
          <table:table-cell table:style-name="ce204" table:formula="of:=SUM([.F60:.F70])" office:value-type="float" office:value="95124" calcext:value-type="float">
            <text:p>95124</text:p>
          </table:table-cell>
          <table:table-cell table:style-name="ce204" table:formula="of:=SUM([.G60:.G70])" office:value-type="float" office:value="3524" calcext:value-type="float">
            <text:p>3524</text:p>
          </table:table-cell>
          <table:table-cell table:style-name="ce251" table:formula="of:=SUM([.H60:.H69])" office:value-type="float" office:value="2065379959" calcext:value-type="float">
            <text:p>2,065,379,959</text:p>
          </table:table-cell>
          <table:table-cell table:style-name="ce257" table:number-columns-repeated="2"/>
          <table:table-cell table:number-columns-repeated="1014"/>
        </table:table-row>
        <table:table-row table:style-name="ro1">
          <table:table-cell table:style-name="ce8"/>
          <table:table-cell table:style-name="ce132" office:value-type="string" calcext:value-type="string">
            <text:p>East Asian Average</text:p>
          </table:table-cell>
          <table:table-cell table:style-name="ce182"/>
          <table:table-cell table:style-name="ce182" office:value-type="string" calcext:value-type="string">
            <text:p>東亞平均數</text:p>
          </table:table-cell>
          <table:table-cell table:style-name="ce182"/>
          <table:table-cell table:style-name="ce216" table:number-columns-repeated="3"/>
          <table:table-cell table:style-name="ce258" table:formula="of:=[.F71]*1000000/[.H71]" office:value-type="float" office:value="46.0564166827959" calcext:value-type="float">
            <text:p>46.06</text:p>
          </table:table-cell>
          <table:table-cell table:style-name="ce258" table:formula="of:=[.G71]*1000000/[.H71]" office:value-type="float" office:value="1.70622358595279" calcext:value-type="float">
            <text:p>1.71</text:p>
          </table:table-cell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2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3"/>
          <table:table-cell table:style-name="ce162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133" office:value-type="string" calcext:value-type="string">
            <text:p>European and East Asian Comparison 歐洲 東亞 比較</text:p>
          </table:table-cell>
          <table:table-cell table:style-name="ce185" table:number-columns-repeated="7"/>
          <table:table-cell table:style-name="ce283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7" office:value-type="string" calcext:value-type="string">
            <text:p>Europe</text:p>
          </table:table-cell>
          <table:table-cell table:style-name="ce237" office:value-type="string" calcext:value-type="string">
            <text:p>East Asia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8" office:value-type="string" calcext:value-type="string">
            <text:p>歐洲</text:p>
          </table:table-cell>
          <table:table-cell table:style-name="ce238" office:value-type="string" calcext:value-type="string">
            <text:p>東亞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2"/>
          <table:table-cell table:style-name="ce228" table:formula="of:=[.I48]" office:value-type="float" office:value="418.576783048115" calcext:value-type="float">
            <text:p>418.58</text:p>
          </table:table-cell>
          <table:table-cell table:style-name="ce228" table:formula="of:=[.I72]" office:value-type="float" office:value="46.0564166827959" calcext:value-type="float">
            <text:p>46.06</text:p>
          </table:table-cell>
          <table:table-cell table:style-name="ce171"/>
          <table:table-cell table:style-name="ce228" table:formula="of:=[.F82]/[.G82]" office:value-type="float" office:value="9.08834888156793" calcext:value-type="float">
            <text:p>9.09</text:p>
          </table:table-cell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28" table:formula="of:=[.J48]" office:value-type="float" office:value="23.2384149541928" calcext:value-type="float">
            <text:p>23.24</text:p>
          </table:table-cell>
          <table:table-cell table:style-name="ce228" table:formula="of:=[.J72]" office:value-type="float" office:value="1.70622358595279" calcext:value-type="float">
            <text:p>1.71</text:p>
          </table:table-cell>
          <table:table-cell table:style-name="ce171" table:number-columns-repeated="2"/>
          <table:table-cell table:style-name="ce275" table:formula="of:=[.F83]/[.G83]" office:value-type="float" office:value="13.6197947007139" calcext:value-type="float">
            <text:p>13.62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28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European countries is 9 times Cases per million and 13 times Deaths per million of East Asian countries.</text:p>
          </table:table-cell>
          <table:table-cell table:style-name="ce171" table:number-columns-repeated="2"/>
          <table:table-cell table:style-name="ce228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歐洲國家東亞國家多 9 倍每百萬感染，13 倍每百萬死亡。</text:p>
          </table:table-cell>
          <table:table-cell table:style-name="ce171" table:number-columns-repeated="2"/>
          <table:table-cell table:style-name="ce228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28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5"/>
          <table:table-cell table:style-name="ce66" table:number-columns-repeated="3"/>
          <table:table-cell table:style-name="ce239" table:number-columns-repeated="2"/>
          <table:table-cell table:style-name="ce66" table:number-columns-repeated="2"/>
          <table:table-cell table:style-name="ce284"/>
          <table:table-cell table:number-columns-repeated="1014"/>
        </table:table-row>
        <table:table-row table:style-name="ro1">
          <table:table-cell table:style-name="ce8" table:number-columns-repeated="5"/>
          <table:table-cell table:style-name="ce240" table:number-columns-repeated="2"/>
          <table:table-cell table:style-name="ce8" table:number-columns-repeated="2"/>
          <table:table-cell table:style-name="ce240"/>
          <table:table-cell table:number-columns-repeated="1014"/>
        </table:table-row>
        <table:table-row table:style-name="ro2">
          <table:table-cell table:style-name="ce8" table:number-columns-repeated="5"/>
          <table:table-cell table:style-name="ce240" table:number-columns-repeated="2"/>
          <table:table-cell table:style-name="ce8" table:number-columns-repeated="2"/>
          <table:table-cell table:style-name="ce240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3"/>
          <table:table-cell table:style-name="ce162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133" office:value-type="string" calcext:value-type="string">
            <text:p>Italy and Hong Kong comparison <text:s/>意大利與香港比較</text:p>
          </table:table-cell>
          <table:table-cell table:style-name="ce185" table:number-columns-repeated="7"/>
          <table:table-cell table:style-name="ce283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2"/>
          <table:table-cell table:style-name="ce228" table:formula="of:=[.I37]" office:value-type="float" office:value="976.67921963763" calcext:value-type="float">
            <text:p>976.68</text:p>
          </table:table-cell>
          <table:table-cell table:style-name="ce228" table:formula="of:=[.I68]" office:value-type="float" office:value="42.6295636158154" calcext:value-type="float">
            <text:p>42.63</text:p>
          </table:table-cell>
          <table:table-cell table:style-name="ce171"/>
          <table:table-cell table:style-name="ce228" table:formula="of:=[.F95]/[.G95]" office:value-type="float" office:value="22.9108425420355" calcext:value-type="float">
            <text:p>22.91</text:p>
          </table:table-cell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35" table:formula="of:=[.J37]" office:value-type="float" office:value="9.04375428106406" calcext:value-type="float">
            <text:p>9.0438</text:p>
          </table:table-cell>
          <table:table-cell table:style-name="ce235" table:formula="of:=[.J68]" office:value-type="float" office:value="0.0537912474647513" calcext:value-type="float">
            <text:p>0.0538</text:p>
          </table:table-cell>
          <table:table-cell table:style-name="ce171" table:number-columns-repeated="2"/>
          <table:table-cell table:style-name="ce275" table:formula="of:=[.F96]/[.G96]" office:value-type="float" office:value="168.126873930379" calcext:value-type="float">
            <text:p>168.13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5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/>
            <text:p>Distance:</text:p>
          </table:table-cell>
          <table:table-cell table:style-name="ce171" office:value-type="string" calcext:value-type="string">
            <text:p/>
            <text:p>Wuhan to Hong Kong</text:p>
          </table:table-cell>
          <table:table-cell table:style-name="ce171" office:value-type="string" calcext:value-type="string">
            <text:p>武漢至香港距離</text:p>
          </table:table-cell>
          <table:table-cell table:style-name="ce235"/>
          <table:table-cell table:style-name="ce235" office:value-type="string" calcext:value-type="string">
            <text:p>919 km</text:p>
          </table:table-cell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Wuhan to Italy </text:p>
          </table:table-cell>
          <table:table-cell table:style-name="ce171" office:value-type="string" calcext:value-type="string">
            <text:p>武漢至意大利距離</text:p>
          </table:table-cell>
          <table:table-cell table:style-name="ce171"/>
          <table:table-cell table:style-name="ce171" office:value-type="string" calcext:value-type="string">
            <text:p>8,659 km</text:p>
          </table:table-cell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Italy is about 23 times cases per million and 168 times more deaths per million of Hong Kong.</text:p>
          </table:table-cell>
          <table:table-cell table:style-name="ce171" table:number-columns-repeated="6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意大利的每百萬感染病例數大約是香港的23倍，每百萬死亡人數是香港的168倍。</text:p>
          </table:table-cell>
          <table:table-cell table:style-name="ce171" table:number-columns-repeated="6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5"/>
          <table:table-cell table:style-name="ce66" table:number-columns-repeated="3"/>
          <table:table-cell table:style-name="ce241" table:number-columns-repeated="2"/>
          <table:table-cell table:style-name="ce66" table:number-columns-repeated="2"/>
          <table:table-cell table:style-name="ce284"/>
          <table:table-cell table:number-columns-repeated="1014"/>
        </table:table-row>
        <table:table-row table:style-name="ro1">
          <table:table-cell table:style-name="ce8" table:number-columns-repeated="9"/>
          <table:table-cell table:style-name="ce240"/>
          <table:table-cell table:number-columns-repeated="1014"/>
        </table:table-row>
        <table:table-row table:style-name="ro1">
          <table:table-cell table:style-name="ce8"/>
          <table:table-cell table:style-name="ce133" office:value-type="string" calcext:value-type="string">
            <text:p>UK and Hong Kong comparison <text:s/>英國與香港比較</text:p>
          </table:table-cell>
          <table:table-cell table:style-name="ce185" table:number-columns-repeated="7"/>
          <table:table-cell table:style-name="ce283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42" office:value-type="string" calcext:value-type="string">
            <text:p>UK</text:p>
          </table:table-cell>
          <table:table-cell table:style-name="ce248" office:value-type="string" calcext:value-type="string">
            <text:p>Hong Kong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43" office:value-type="string" calcext:value-type="string">
            <text:p>英國</text:p>
          </table:table-cell>
          <table:table-cell table:style-name="ce243" office:value-type="string" calcext:value-type="string">
            <text:p>香港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2"/>
          <table:table-cell table:style-name="ce228" table:formula="of:=[.I42]" office:value-type="float" office:value="84.4363316592767" calcext:value-type="float">
            <text:p>84.44</text:p>
          </table:table-cell>
          <table:table-cell table:style-name="ce228" table:formula="of:=[.I68]" office:value-type="float" office:value="42.6295636158154" calcext:value-type="float">
            <text:p>42.63</text:p>
          </table:table-cell>
          <table:table-cell table:style-name="ce171"/>
          <table:table-cell table:style-name="ce228" table:formula="of:=[.F108]/[.G108]" office:value-type="float" office:value="1.98069894452195" calcext:value-type="float">
            <text:p>1.98</text:p>
          </table:table-cell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35" table:formula="of:=[.J42]" office:value-type="float" office:value="0.41759111764146" calcext:value-type="float">
            <text:p>0.4176</text:p>
          </table:table-cell>
          <table:table-cell table:style-name="ce235" table:formula="of:=[.J68]" office:value-type="float" office:value="0.0537912474647513" calcext:value-type="float">
            <text:p>0.0538</text:p>
          </table:table-cell>
          <table:table-cell table:style-name="ce171" table:number-columns-repeated="2"/>
          <table:table-cell table:style-name="ce275" table:formula="of:=[.F109]/[.G109]" office:value-type="float" office:value="7.76317964953503" calcext:value-type="float">
            <text:p>7.76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/>
            <text:p>Distance:</text:p>
          </table:table-cell>
          <table:table-cell table:style-name="ce171" office:value-type="string" calcext:value-type="string">
            <text:p/>
            <text:p>Wuhan to Hong Kong</text:p>
          </table:table-cell>
          <table:table-cell table:style-name="ce171" office:value-type="string" calcext:value-type="string">
            <text:p>武漢至香港距離</text:p>
          </table:table-cell>
          <table:table-cell table:style-name="ce171"/>
          <table:table-cell table:style-name="ce235" office:value-type="string" calcext:value-type="string">
            <text:p>919 km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Wuhan to UK</text:p>
          </table:table-cell>
          <table:table-cell table:style-name="ce171" office:value-type="string" calcext:value-type="string">
            <text:p>武漢至英國距離</text:p>
          </table:table-cell>
          <table:table-cell table:style-name="ce171"/>
          <table:table-cell table:style-name="ce171" office:value-type="string" calcext:value-type="string">
            <text:p>8,777 km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UK <text:s/>has about 2 times more cases and 7 times more deaths than Hong Kong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英國的病例數大約是香港的2倍，死亡人數是香港的7倍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5"/>
          <table:table-cell table:style-name="ce66" table:number-columns-repeated="7"/>
          <table:table-cell table:style-name="ce197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2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3"/>
          <table:table-cell table:style-name="ce162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133" office:value-type="string" calcext:value-type="string">
            <text:p>USA and Hong Kong comparison <text:s/>美國與香港比較</text:p>
          </table:table-cell>
          <table:table-cell table:style-name="ce185" table:number-columns-repeated="7"/>
          <table:table-cell table:style-name="ce283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>Million</text:p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感染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感染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34" office:value-type="string" calcext:value-type="string">
            <text:p>United States</text:p>
          </table:table-cell>
          <table:table-cell table:style-name="ce224" office:value-type="string" calcext:value-type="string">
            <text:p>美國</text:p>
          </table:table-cell>
          <table:table-cell table:style-name="ce224" office:value-type="float" office:value="35418" calcext:value-type="float">
            <text:p>35418</text:p>
          </table:table-cell>
          <table:table-cell table:style-name="ce224" office:value-type="float" office:value="473" calcext:value-type="float">
            <text:p>473</text:p>
          </table:table-cell>
          <table:table-cell table:style-name="ce254" office:value-type="float" office:value="328239523" calcext:value-type="float">
            <text:p>328,239,523</text:p>
          </table:table-cell>
          <table:table-cell table:style-name="ce262" table:formula="of:=[.F126]/[.G126]" office:value-type="float" office:value="74.8794926004228" calcext:value-type="float">
            <text:p>74.88</text:p>
          </table:table-cell>
          <table:table-cell table:style-name="ce286" table:formula="of:=[.G126]*100000/[.H126]" office:value-type="float" office:value="0.144102086085471" calcext:value-type="float">
            <text:p>0.1441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1"/>
          <table:table-cell table:style-name="ce181"/>
          <table:table-cell table:style-name="ce132" office:value-type="string" calcext:value-type="string">
            <text:p>Hong Kong</text:p>
          </table:table-cell>
          <table:table-cell table:style-name="ce216" office:value-type="string" calcext:value-type="string">
            <text:p>香港</text:p>
          </table:table-cell>
          <table:table-cell table:style-name="ce216" table:formula="of:=[.F68]" office:value-type="float" office:value="317" calcext:value-type="float">
            <text:p>317</text:p>
          </table:table-cell>
          <table:table-cell table:style-name="ce216" table:formula="of:=[.G68]" office:value-type="float" office:value="4" calcext:value-type="float">
            <text:p>4</text:p>
          </table:table-cell>
          <table:table-cell table:style-name="ce252" office:value-type="float" office:value="7436154" calcext:value-type="float">
            <text:p>7,436,154</text:p>
          </table:table-cell>
          <table:table-cell table:style-name="ce258" table:formula="of:=[.F127]*1000000/[.H127]" office:value-type="float" office:value="42.6295636158154" calcext:value-type="float">
            <text:p>42.63</text:p>
          </table:table-cell>
          <table:table-cell table:style-name="ce272" table:formula="of:=[.G127]*100000/[.H127]" office:value-type="float" office:value="0.0537912474647513" calcext:value-type="float">
            <text:p>0.0538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1"/>
          <table:table-cell table:style-name="ce181" table:number-columns-repeated="5"/>
          <table:table-cell table:style-name="ce255"/>
          <table:table-cell table:style-name="ce263"/>
          <table:table-cell table:style-name="ce287"/>
          <table:table-cell table:number-columns-repeated="1014"/>
        </table:table-row>
        <table:table-row table:style-name="ro1">
          <table:table-cell table:style-name="ce8"/>
          <table:table-cell table:style-name="ce131"/>
          <table:table-cell table:style-name="ce181" table:number-columns-repeated="3"/>
          <table:table-cell table:style-name="ce242" office:value-type="string" calcext:value-type="string">
            <text:p>USA</text:p>
          </table:table-cell>
          <table:table-cell table:style-name="ce181" office:value-type="string" calcext:value-type="string">
            <text:p>Hong Kong</text:p>
          </table:table-cell>
          <table:table-cell table:style-name="ce255"/>
          <table:table-cell table:style-name="ce263"/>
          <table:table-cell table:style-name="ce287"/>
          <table:table-cell table:number-columns-repeated="1014"/>
        </table:table-row>
        <table:table-row table:style-name="ro1">
          <table:table-cell table:style-name="ce8"/>
          <table:table-cell table:style-name="ce131"/>
          <table:table-cell table:style-name="ce181" table:number-columns-repeated="3"/>
          <table:table-cell table:style-name="ce243" office:value-type="string" calcext:value-type="string">
            <text:p>美國</text:p>
          </table:table-cell>
          <table:table-cell table:style-name="ce243" office:value-type="string" calcext:value-type="string">
            <text:p>香港</text:p>
          </table:table-cell>
          <table:table-cell table:style-name="ce255"/>
          <table:table-cell table:style-name="ce263"/>
          <table:table-cell table:style-name="ce287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2"/>
          <table:table-cell table:style-name="ce228" table:formula="of:=[.I126]" office:value-type="float" office:value="74.8794926004228" calcext:value-type="float">
            <text:p>74.88</text:p>
          </table:table-cell>
          <table:table-cell table:style-name="ce228" table:formula="of:=[.I127]" office:value-type="float" office:value="42.6295636158154" calcext:value-type="float">
            <text:p>42.63</text:p>
          </table:table-cell>
          <table:table-cell table:style-name="ce171"/>
          <table:table-cell table:style-name="ce228" table:formula="of:=[.F131]/[.G131]" office:value-type="float" office:value="1.75651557860759" calcext:value-type="float">
            <text:p>1.76</text:p>
          </table:table-cell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35" table:formula="of:=[.J126]" office:value-type="float" office:value="0.144102086085471" calcext:value-type="float">
            <text:p>0.1441</text:p>
          </table:table-cell>
          <table:table-cell table:style-name="ce235" table:formula="of:=[.J127]" office:value-type="float" office:value="0.0537912474647513" calcext:value-type="float">
            <text:p>0.0538</text:p>
          </table:table-cell>
          <table:table-cell table:style-name="ce171"/>
          <table:table-cell table:style-name="ce264"/>
          <table:table-cell table:style-name="ce275" table:formula="of:=[.F132]/[.G132]" office:value-type="float" office:value="2.67891325963205" calcext:value-type="float">
            <text:p>2.68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1"/>
          <table:table-cell table:style-name="ce171" table:number-columns-repeated="3"/>
          <table:table-cell table:style-name="ce228"/>
          <table:table-cell table:style-name="ce249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1"/>
          <table:table-cell table:style-name="ce181" office:value-type="string" calcext:value-type="string">
            <text:p>While USA is still in the early stage of the pandemic,</text:p>
          </table:table-cell>
          <table:table-cell table:style-name="ce171" table:number-columns-repeated="2"/>
          <table:table-cell table:style-name="ce228"/>
          <table:table-cell table:style-name="ce249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1"/>
          <table:table-cell table:style-name="ce181" office:value-type="string" calcext:value-type="string">
            <text:p>the Cases per million of US is already 1.76 times of that of Hong Kong. <text:s/></text:p>
          </table:table-cell>
          <table:table-cell table:style-name="ce171" table:number-columns-repeated="2"/>
          <table:table-cell table:style-name="ce228"/>
          <table:table-cell table:style-name="ce249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1"/>
          <table:table-cell table:style-name="ce181" office:value-type="string" calcext:value-type="string">
            <text:p>The number of Deaths per million in USA is 2.6 times that of Hong Kong. </text:p>
          </table:table-cell>
          <table:table-cell table:style-name="ce171" table:number-columns-repeated="2"/>
          <table:table-cell table:style-name="ce228"/>
          <table:table-cell table:style-name="ce249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1"/>
          <table:table-cell table:style-name="ce181"/>
          <table:table-cell table:style-name="ce171" table:number-columns-repeated="2"/>
          <table:table-cell table:style-name="ce228"/>
          <table:table-cell table:style-name="ce249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1"/>
          <table:table-cell table:style-name="ce181" office:value-type="string" calcext:value-type="string">
            <text:p>It is still too early to tell because most cases in USA are reported in the last few days.</text:p>
          </table:table-cell>
          <table:table-cell table:style-name="ce171" table:number-columns-repeated="2"/>
          <table:table-cell table:style-name="ce228"/>
          <table:table-cell table:style-name="ce249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1"/>
          <table:table-cell table:style-name="ce181" office:value-type="string" calcext:value-type="string">
            <text:p>Comparison between New York City and Hong Kong is more useful.</text:p>
          </table:table-cell>
          <table:table-cell table:style-name="ce171" table:number-columns-repeated="2"/>
          <table:table-cell table:style-name="ce228"/>
          <table:table-cell table:style-name="ce249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2"/>
          <table:table-cell table:style-name="ce66" table:number-columns-repeated="3"/>
          <table:table-cell table:style-name="ce239"/>
          <table:table-cell table:style-name="ce250"/>
          <table:table-cell table:style-name="ce66" table:number-columns-repeated="2"/>
          <table:table-cell table:style-name="ce284"/>
          <table:table-cell table:number-columns-repeated="1014"/>
        </table:table-row>
        <table:table-row table:style-name="ro1">
          <table:table-cell table:style-name="ce8"/>
          <table:table-cell table:style-name="ce142"/>
          <table:table-cell table:style-name="ce8" table:number-columns-repeated="8"/>
          <table:table-cell table:number-columns-repeated="1014"/>
        </table:table-row>
        <table:table-row table:style-name="ro2">
          <table:table-cell table:style-name="ce8"/>
          <table:table-cell table:style-name="ce142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3"/>
          <table:table-cell table:style-name="ce162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144" office:value-type="string" calcext:value-type="string">
            <text:p>Cities comparison <text:s/>城市比較</text:p>
          </table:table-cell>
          <table:table-cell table:style-name="ce187" table:number-columns-repeated="7"/>
          <table:table-cell table:style-name="ce288"/>
          <table:table-cell table:number-columns-repeated="1014"/>
        </table:table-row>
        <table:table-row table:style-name="ro1">
          <table:table-cell table:style-name="ce8"/>
          <table:table-cell table:style-name="ce144"/>
          <table:table-cell table:style-name="ce187" table:number-columns-repeated="7"/>
          <table:table-cell table:style-name="ce288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17" office:value-type="string" calcext:value-type="string">
            <text:p>Cities</text:p>
          </table:table-cell>
          <table:table-cell table:style-name="ce225" office:value-type="string" calcext:value-type="string">
            <text:p>城市</text:p>
          </table:table-cell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text:s/></text:p>
          </table:table-cell>
          <table:table-cell table:style-name="ce229" office:value-type="string" calcext:value-type="string">
            <text:p>Deaths per 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47"/>
          <table:table-cell table:style-name="ce226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00"/>
          <table:table-cell table:style-name="ce227"/>
          <table:table-cell table:style-name="ce231" office:value-type="string" calcext:value-type="string">
            <text:p>感染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感染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14"/>
          <table:table-cell table:style-name="ce224"/>
          <table:table-cell table:style-name="ce214" table:number-columns-repeated="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03" office:value-type="string" calcext:value-type="string">
            <text:p>New York City</text:p>
          </table:table-cell>
          <table:table-cell table:style-name="ce203" office:value-type="string" calcext:value-type="string">
            <text:p>紐約市</text:p>
          </table:table-cell>
          <table:table-cell table:style-name="ce203" office:value-type="float" office:value="8115" calcext:value-type="float">
            <text:p>8115</text:p>
          </table:table-cell>
          <table:table-cell table:style-name="ce203" office:value-type="float" office:value="99" calcext:value-type="float">
            <text:p>99</text:p>
          </table:table-cell>
          <table:table-cell table:style-name="ce251" office:value-type="float" office:value="8398748" calcext:value-type="float">
            <text:p>8,398,748</text:p>
          </table:table-cell>
          <table:table-cell table:style-name="ce257" table:formula="of:=[.F151]*1000000/[.H151]" office:value-type="float" office:value="966.215440682349" calcext:value-type="float">
            <text:p>966.22</text:p>
          </table:table-cell>
          <table:table-cell table:style-name="ce271" table:formula="of:=[.G151]*100000/[.H151]" office:value-type="float" office:value="1.17874711802283" calcext:value-type="float">
            <text:p>1.1787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03" office:value-type="string" calcext:value-type="string">
            <text:p>London <text:s/>***</text:p>
          </table:table-cell>
          <table:table-cell table:style-name="ce203" office:value-type="string" calcext:value-type="string">
            <text:p>倫敦 ***</text:p>
          </table:table-cell>
          <table:table-cell table:style-name="ce244" office:value-type="float" office:value="1965" calcext:value-type="float">
            <text:p>1965</text:p>
          </table:table-cell>
          <table:table-cell table:style-name="ce203" office:value-type="float" office:value="23" calcext:value-type="float">
            <text:p>23</text:p>
          </table:table-cell>
          <table:table-cell table:style-name="ce251" office:value-type="float" office:value="8908081" calcext:value-type="float">
            <text:p>8,908,081</text:p>
          </table:table-cell>
          <table:table-cell table:style-name="ce257" table:formula="of:=[.F152]*1000000/[.H152]" office:value-type="float" office:value="220.586229514527" calcext:value-type="float">
            <text:p>220.59</text:p>
          </table:table-cell>
          <table:table-cell table:style-name="ce271" table:formula="of:=[.G152]*100000/[.H152]" office:value-type="float" office:value="0.258192533274001" calcext:value-type="float">
            <text:p>0.2582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04" office:value-type="string" calcext:value-type="string">
            <text:p>Hong Kong</text:p>
          </table:table-cell>
          <table:table-cell table:style-name="ce204" office:value-type="string" calcext:value-type="string">
            <text:p>香港</text:p>
          </table:table-cell>
          <table:table-cell table:style-name="ce204" table:formula="of:=[.F68]" office:value-type="float" office:value="317" calcext:value-type="float">
            <text:p>317</text:p>
          </table:table-cell>
          <table:table-cell table:style-name="ce204" table:formula="of:=[.G68]" office:value-type="float" office:value="4" calcext:value-type="float">
            <text:p>4</text:p>
          </table:table-cell>
          <table:table-cell table:style-name="ce251" office:value-type="float" office:value="7436154" calcext:value-type="float">
            <text:p>7,436,154</text:p>
          </table:table-cell>
          <table:table-cell table:style-name="ce257" table:formula="of:=[.F153]*1000000/[.H153]" office:value-type="float" office:value="42.6295636158154" calcext:value-type="float">
            <text:p>42.63</text:p>
          </table:table-cell>
          <table:table-cell table:style-name="ce271" table:formula="of:=[.G153]*100000/[.H153]" office:value-type="float" office:value="0.0537912474647513" calcext:value-type="float">
            <text:p>0.0538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04" office:value-type="string" calcext:value-type="string">
            <text:p>Singapore</text:p>
          </table:table-cell>
          <table:table-cell table:style-name="ce204" office:value-type="string" calcext:value-type="string">
            <text:p>新加玻</text:p>
          </table:table-cell>
          <table:table-cell table:style-name="ce204" table:formula="of:=[.F66]" office:value-type="float" office:value="455" calcext:value-type="float">
            <text:p>455</text:p>
          </table:table-cell>
          <table:table-cell table:style-name="ce204" table:formula="of:=[.G66]" office:value-type="float" office:value="2" calcext:value-type="float">
            <text:p>2</text:p>
          </table:table-cell>
          <table:table-cell table:style-name="ce251" table:formula="of:=[.H64]" office:value-type="float" office:value="5804337" calcext:value-type="float">
            <text:p>5,804,337</text:p>
          </table:table-cell>
          <table:table-cell table:style-name="ce257" table:formula="of:=[.F154]*1000000/[.H154]" office:value-type="float" office:value="78.3896593185406" calcext:value-type="float">
            <text:p>78.39</text:p>
          </table:table-cell>
          <table:table-cell table:style-name="ce271" table:formula="of:=[.G154]*100000/[.H154]" office:value-type="float" office:value="0.0344569931070508" calcext:value-type="float">
            <text:p>0.0345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04" office:value-type="string" calcext:value-type="string">
            <text:p>Madrid</text:p>
          </table:table-cell>
          <table:table-cell table:style-name="ce204" office:value-type="string" calcext:value-type="string">
            <text:p>馬德里大區</text:p>
          </table:table-cell>
          <table:table-cell table:style-name="ce204" office:value-type="float" office:value="10575" calcext:value-type="float">
            <text:p>10575</text:p>
          </table:table-cell>
          <table:table-cell table:style-name="ce204" office:value-type="float" office:value="1263" calcext:value-type="float">
            <text:p>1263</text:p>
          </table:table-cell>
          <table:table-cell table:style-name="ce251" office:value-type="float" office:value="6661949" calcext:value-type="float">
            <text:p>6,661,949</text:p>
          </table:table-cell>
          <table:table-cell table:style-name="ce257" table:formula="of:=[.F155]*1000000/[.H155]" office:value-type="float" office:value="1587.37330471908" calcext:value-type="float">
            <text:p>1587.37</text:p>
          </table:table-cell>
          <table:table-cell table:style-name="ce271" table:formula="of:=[.G155]*100000/[.H155]" office:value-type="float" office:value="18.9584159230279" calcext:value-type="float">
            <text:p>18.9584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04" table:number-columns-repeated="4"/>
          <table:table-cell table:style-name="ce251"/>
          <table:table-cell table:style-name="ce257"/>
          <table:table-cell table:style-name="ce271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05" table:number-columns-repeated="7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istance 距離 :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/>
            <text:p>Wuhan to Hong Kong</text:p>
          </table:table-cell>
          <table:table-cell table:style-name="ce171" office:value-type="string" calcext:value-type="string">
            <text:p>武漢至香港</text:p>
          </table:table-cell>
          <table:table-cell table:style-name="ce171"/>
          <table:table-cell table:style-name="ce171" office:value-type="string" calcext:value-type="string">
            <text:p>919 km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Wuhan to Singapore</text:p>
          </table:table-cell>
          <table:table-cell table:style-name="ce171" office:value-type="string" calcext:value-type="string">
            <text:p>武漢至新加坡</text:p>
          </table:table-cell>
          <table:table-cell table:style-name="ce171"/>
          <table:table-cell table:style-name="ce171" office:value-type="string" calcext:value-type="string">
            <text:p>3,432 km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Wuhan to London</text:p>
          </table:table-cell>
          <table:table-cell table:style-name="ce171" office:value-type="string" calcext:value-type="string">
            <text:p>武漢至倫敦</text:p>
          </table:table-cell>
          <table:table-cell table:style-name="ce171"/>
          <table:table-cell table:style-name="ce171" office:value-type="string" calcext:value-type="string">
            <text:p>8,870 km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Wuhan to Madrid</text:p>
          </table:table-cell>
          <table:table-cell table:style-name="ce171" office:value-type="string" calcext:value-type="string">
            <text:p>武漢至馬德里</text:p>
          </table:table-cell>
          <table:table-cell table:style-name="ce171"/>
          <table:table-cell table:style-name="ce171" office:value-type="string" calcext:value-type="string">
            <text:p>9,860 km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Wuhan to New York</text:p>
          </table:table-cell>
          <table:table-cell table:style-name="ce171" office:value-type="string" calcext:value-type="string">
            <text:p>武漢至紐約</text:p>
          </table:table-cell>
          <table:table-cell table:style-name="ce171"/>
          <table:table-cell table:style-name="ce171" office:value-type="string" calcext:value-type="string">
            <text:p>12,033 km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5"/>
          <table:table-cell table:style-name="ce66" table:number-columns-repeated="7"/>
          <table:table-cell table:style-name="ce197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2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3"/>
          <table:table-cell table:style-name="ce162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133" office:value-type="string" calcext:value-type="string">
            <text:p>Cities comparison <text:s/>城市比較</text:p>
          </table:table-cell>
          <table:table-cell table:style-name="ce185" table:number-columns-repeated="7"/>
          <table:table-cell table:style-name="ce283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 office:value-type="string" calcext:value-type="string">
            <text:p><text:s text:c="4"/>New York City and Hong Kong comparison 紐約與香港比較</text:p>
          </table:table-cell>
          <table:table-cell table:style-name="ce171" table:number-columns-repeated="2"/>
          <table:table-cell table:style-name="ce228" table:number-columns-repeated="2"/>
          <table:table-cell table:style-name="ce237" office:value-type="string" calcext:value-type="string">
            <text:p>New York City</text:p>
          </table:table-cell>
          <table:table-cell table:style-name="ce237" office:value-type="string" calcext:value-type="string">
            <text:p>Hong Kong</text:p>
          </table:table-cell>
          <table:table-cell table:style-name="ce171"/>
          <table:table-cell table:style-name="ce274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table:number-columns-repeated="2"/>
          <table:table-cell table:style-name="ce228" table:number-columns-repeated="2"/>
          <table:table-cell table:style-name="ce238" office:value-type="string" calcext:value-type="string">
            <text:p>紐約市</text:p>
          </table:table-cell>
          <table:table-cell table:style-name="ce238" office:value-type="string" calcext:value-type="string">
            <text:p>香港</text:p>
          </table:table-cell>
          <table:table-cell table:style-name="ce171"/>
          <table:table-cell table:style-name="ce274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3"/>
          <table:table-cell table:style-name="ce228" table:formula="of:=[.I151]" office:value-type="float" office:value="966.215440682349" calcext:value-type="float">
            <text:p>966.22</text:p>
          </table:table-cell>
          <table:table-cell table:style-name="ce228" table:formula="of:=[.I153]" office:value-type="float" office:value="42.6295636158154" calcext:value-type="float">
            <text:p>42.63</text:p>
          </table:table-cell>
          <table:table-cell table:style-name="ce228" table:formula="of:=[.G174]/[.H174]" office:value-type="float" office:value="22.665384271583" calcext:value-type="float">
            <text:p>22.67</text:p>
          </table:table-cell>
          <table:table-cell table:style-name="ce275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3"/>
          <table:table-cell table:style-name="ce235" table:formula="of:=[.J151]" office:value-type="float" office:value="1.17874711802283" calcext:value-type="float">
            <text:p>1.1787</text:p>
          </table:table-cell>
          <table:table-cell table:style-name="ce235" table:formula="of:=[.J153]" office:value-type="float" office:value="0.0537912474647513" calcext:value-type="float">
            <text:p>0.0538</text:p>
          </table:table-cell>
          <table:table-cell table:style-name="ce171"/>
          <table:table-cell table:style-name="ce275" table:formula="of:=[.G175]/[.H175]" office:value-type="float" office:value="21.9133627416848" calcext:value-type="float">
            <text:p>21.91</text:p>
          </table:table-cell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 office:value-type="string" calcext:value-type="string">
            <text:p><text:s text:c="4"/>London and Hong Kong comparison 倫敦與香港比較</text:p>
          </table:table-cell>
          <table:table-cell table:style-name="ce171" table:number-columns-repeated="4"/>
          <table:table-cell table:style-name="ce237" office:value-type="string" calcext:value-type="string">
            <text:p>London</text:p>
          </table:table-cell>
          <table:table-cell table:style-name="ce237" office:value-type="string" calcext:value-type="string">
            <text:p>Hong Kong</text:p>
          </table:table-cell>
          <table:table-cell table:style-name="ce171"/>
          <table:table-cell table:style-name="ce274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table:number-columns-repeated="4"/>
          <table:table-cell table:style-name="ce238" office:value-type="string" calcext:value-type="string">
            <text:p>倫敦</text:p>
          </table:table-cell>
          <table:table-cell table:style-name="ce238" office:value-type="string" calcext:value-type="string">
            <text:p>香港</text:p>
          </table:table-cell>
          <table:table-cell table:style-name="ce171"/>
          <table:table-cell table:style-name="ce274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3"/>
          <table:table-cell table:style-name="ce228" table:formula="of:=[.I152]" office:value-type="float" office:value="220.586229514527" calcext:value-type="float">
            <text:p>220.59</text:p>
          </table:table-cell>
          <table:table-cell table:style-name="ce228" table:formula="of:=[.I153]" office:value-type="float" office:value="42.6295636158154" calcext:value-type="float">
            <text:p>42.63</text:p>
          </table:table-cell>
          <table:table-cell table:style-name="ce228" table:formula="of:=[.G179]/[.H179]" office:value-type="float" office:value="5.17448950457215" calcext:value-type="float">
            <text:p>5.17</text:p>
          </table:table-cell>
          <table:table-cell table:style-name="ce275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3"/>
          <table:table-cell table:style-name="ce235" table:formula="of:=[.J152]" office:value-type="float" office:value="0.258192533274001" calcext:value-type="float">
            <text:p>0.2582</text:p>
          </table:table-cell>
          <table:table-cell table:style-name="ce235" table:formula="of:=[.J153]" office:value-type="float" office:value="0.0537912474647513" calcext:value-type="float">
            <text:p>0.0538</text:p>
          </table:table-cell>
          <table:table-cell table:style-name="ce171"/>
          <table:table-cell table:style-name="ce275" table:formula="of:=[.G180]/[.H180]" office:value-type="float" office:value="4.799898597689" calcext:value-type="float">
            <text:p>4.80</text:p>
          </table:table-cell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table:number-columns-repeated="4"/>
          <table:table-cell table:style-name="ce235" table:number-columns-repeated="2"/>
          <table:table-cell table:style-name="ce171"/>
          <table:table-cell table:style-name="ce275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 office:value-type="string" calcext:value-type="string">
            <text:p><text:s text:c="4"/>Madrid and Hong Kong comparison 馬德里與香港比較</text:p>
          </table:table-cell>
          <table:table-cell table:style-name="ce171" table:number-columns-repeated="4"/>
          <table:table-cell table:style-name="ce237" office:value-type="string" calcext:value-type="string">
            <text:p>Community of Madrid</text:p>
          </table:table-cell>
          <table:table-cell table:style-name="ce237" office:value-type="string" calcext:value-type="string">
            <text:p>Hong Kong</text:p>
          </table:table-cell>
          <table:table-cell table:style-name="ce171"/>
          <table:table-cell table:style-name="ce274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table:number-columns-repeated="4"/>
          <table:table-cell table:style-name="ce238" office:value-type="string" calcext:value-type="string">
            <text:p>馬德里大區</text:p>
          </table:table-cell>
          <table:table-cell table:style-name="ce238" office:value-type="string" calcext:value-type="string">
            <text:p>香港</text:p>
          </table:table-cell>
          <table:table-cell table:style-name="ce171"/>
          <table:table-cell table:style-name="ce274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3"/>
          <table:table-cell table:style-name="ce228" table:formula="of:=[.I155]" office:value-type="float" office:value="1587.37330471908" calcext:value-type="float">
            <text:p>1587.37</text:p>
          </table:table-cell>
          <table:table-cell table:style-name="ce228" table:formula="of:=[.I153]" office:value-type="float" office:value="42.6295636158154" calcext:value-type="float">
            <text:p>42.63</text:p>
          </table:table-cell>
          <table:table-cell table:style-name="ce228" table:formula="of:=[.G184]/[.H184]" office:value-type="float" office:value="37.2364427425238" calcext:value-type="float">
            <text:p>37.24</text:p>
          </table:table-cell>
          <table:table-cell table:style-name="ce275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3"/>
          <table:table-cell table:style-name="ce235" table:formula="of:=[.J155]" office:value-type="float" office:value="18.9584159230279" calcext:value-type="float">
            <text:p>18.9584</text:p>
          </table:table-cell>
          <table:table-cell table:style-name="ce235" table:formula="of:=[.J153]" office:value-type="float" office:value="0.0537912474647513" calcext:value-type="float">
            <text:p>0.0538</text:p>
          </table:table-cell>
          <table:table-cell table:style-name="ce171"/>
          <table:table-cell table:style-name="ce275" table:formula="of:=[.G185]/[.H185]" office:value-type="float" office:value="352.44425099922" calcext:value-type="float">
            <text:p>352.44</text:p>
          </table:table-cell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table:number-columns-repeated="4"/>
          <table:table-cell table:style-name="ce235" table:number-columns-repeated="2"/>
          <table:table-cell table:style-name="ce171"/>
          <table:table-cell table:style-name="ce275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 office:value-type="string" calcext:value-type="string">
            <text:p><text:span text:style-name="T2">    New York City and Singapore comparison 紐約與新加坡</text:span>比較</text:p>
          </table:table-cell>
          <table:table-cell table:style-name="ce171" table:number-columns-repeated="2"/>
          <table:table-cell table:style-name="ce228" table:number-columns-repeated="2"/>
          <table:table-cell table:style-name="ce237" office:value-type="string" calcext:value-type="string">
            <text:p>New York City</text:p>
          </table:table-cell>
          <table:table-cell table:style-name="ce237" office:value-type="string" calcext:value-type="string">
            <text:p>Singapore</text:p>
          </table:table-cell>
          <table:table-cell table:style-name="ce171"/>
          <table:table-cell table:style-name="ce274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table:number-columns-repeated="2"/>
          <table:table-cell table:style-name="ce228" table:number-columns-repeated="2"/>
          <table:table-cell table:style-name="ce238" office:value-type="string" calcext:value-type="string">
            <text:p>紐約市</text:p>
          </table:table-cell>
          <table:table-cell table:style-name="ce238" office:value-type="string" calcext:value-type="string">
            <text:p>新加坡</text:p>
          </table:table-cell>
          <table:table-cell table:style-name="ce171"/>
          <table:table-cell table:style-name="ce274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3"/>
          <table:table-cell table:style-name="ce228" table:formula="of:=[.I151]" office:value-type="float" office:value="966.215440682349" calcext:value-type="float">
            <text:p>966.22</text:p>
          </table:table-cell>
          <table:table-cell table:style-name="ce228" table:formula="of:=[.I154]" office:value-type="float" office:value="78.3896593185406" calcext:value-type="float">
            <text:p>78.39</text:p>
          </table:table-cell>
          <table:table-cell table:style-name="ce228" table:formula="of:=[.G189]/[.H189]" office:value-type="float" office:value="12.3258022688437" calcext:value-type="float">
            <text:p>12.33</text:p>
          </table:table-cell>
          <table:table-cell table:style-name="ce275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3"/>
          <table:table-cell table:style-name="ce235" table:formula="of:=[.J151]" office:value-type="float" office:value="1.17874711802283" calcext:value-type="float">
            <text:p>1.1787</text:p>
          </table:table-cell>
          <table:table-cell table:style-name="ce235" table:formula="of:=[.J154]" office:value-type="float" office:value="0.0344569931070508" calcext:value-type="float">
            <text:p>0.0345</text:p>
          </table:table-cell>
          <table:table-cell table:style-name="ce171"/>
          <table:table-cell table:style-name="ce275" table:formula="of:=[.G190]/[.H190]" office:value-type="float" office:value="34.2092275539164" calcext:value-type="float">
            <text:p>34.21</text:p>
          </table:table-cell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 office:value-type="string" calcext:value-type="string">
            <text:p><text:span text:style-name="T2">    London and Singapore comparison 倫敦與新加坡</text:span>比較</text:p>
          </table:table-cell>
          <table:table-cell table:style-name="ce171" table:number-columns-repeated="4"/>
          <table:table-cell table:style-name="ce237" office:value-type="string" calcext:value-type="string">
            <text:p>London</text:p>
          </table:table-cell>
          <table:table-cell table:style-name="ce237" office:value-type="string" calcext:value-type="string">
            <text:p>Singapore</text:p>
          </table:table-cell>
          <table:table-cell table:style-name="ce171"/>
          <table:table-cell table:style-name="ce274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table:number-columns-repeated="4"/>
          <table:table-cell table:style-name="ce238" office:value-type="string" calcext:value-type="string">
            <text:p>倫敦</text:p>
          </table:table-cell>
          <table:table-cell table:style-name="ce238" office:value-type="string" calcext:value-type="string">
            <text:p>新加坡</text:p>
          </table:table-cell>
          <table:table-cell table:style-name="ce171"/>
          <table:table-cell table:style-name="ce274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3"/>
          <table:table-cell table:style-name="ce228" table:formula="of:=[.I152]" office:value-type="float" office:value="220.586229514527" calcext:value-type="float">
            <text:p>220.59</text:p>
          </table:table-cell>
          <table:table-cell table:style-name="ce228" table:formula="of:=[.I154]" office:value-type="float" office:value="78.3896593185406" calcext:value-type="float">
            <text:p>78.39</text:p>
          </table:table-cell>
          <table:table-cell table:style-name="ce228" table:formula="of:=[.G194]/[.H194]" office:value-type="float" office:value="2.81397101903662" calcext:value-type="float">
            <text:p>2.81</text:p>
          </table:table-cell>
          <table:table-cell table:style-name="ce275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3"/>
          <table:table-cell table:style-name="ce235" table:formula="of:=[.J152]" office:value-type="float" office:value="0.258192533274001" calcext:value-type="float">
            <text:p>0.2582</text:p>
          </table:table-cell>
          <table:table-cell table:style-name="ce235" table:formula="of:=[.J154]" office:value-type="float" office:value="0.0344569931070508" calcext:value-type="float">
            <text:p>0.0345</text:p>
          </table:table-cell>
          <table:table-cell table:style-name="ce171"/>
          <table:table-cell table:style-name="ce275" table:formula="of:=[.G195]/[.H195]" office:value-type="float" office:value="7.49318237003009" calcext:value-type="float">
            <text:p>7.49</text:p>
          </table:table-cell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table:number-columns-repeated="4"/>
          <table:table-cell table:style-name="ce235" table:number-columns-repeated="2"/>
          <table:table-cell table:style-name="ce171"/>
          <table:table-cell table:style-name="ce275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 office:value-type="string" calcext:value-type="string">
            <text:p><text:s text:c="4"/>Madrid and Hong Kong comparison 馬德里與新加坡比較</text:p>
          </table:table-cell>
          <table:table-cell table:style-name="ce171" table:number-columns-repeated="4"/>
          <table:table-cell table:style-name="ce237" office:value-type="string" calcext:value-type="string">
            <text:p>Community of Madrid</text:p>
          </table:table-cell>
          <table:table-cell table:style-name="ce237" office:value-type="string" calcext:value-type="string">
            <text:p>Singapore</text:p>
          </table:table-cell>
          <table:table-cell table:style-name="ce171"/>
          <table:table-cell table:style-name="ce274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table:number-columns-repeated="4"/>
          <table:table-cell table:style-name="ce238" office:value-type="string" calcext:value-type="string">
            <text:p>馬德里大區</text:p>
          </table:table-cell>
          <table:table-cell table:style-name="ce238" office:value-type="string" calcext:value-type="string">
            <text:p>新加坡</text:p>
          </table:table-cell>
          <table:table-cell table:style-name="ce171"/>
          <table:table-cell table:style-name="ce274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3"/>
          <table:table-cell table:style-name="ce228" table:formula="of:=[.I155]" office:value-type="float" office:value="1587.37330471908" calcext:value-type="float">
            <text:p>1587.37</text:p>
          </table:table-cell>
          <table:table-cell table:style-name="ce228" table:formula="of:=[.I154]" office:value-type="float" office:value="78.3896593185406" calcext:value-type="float">
            <text:p>78.39</text:p>
          </table:table-cell>
          <table:table-cell table:style-name="ce228" table:formula="of:=[.G199]/[.H199]" office:value-type="float" office:value="20.2497793525127" calcext:value-type="float">
            <text:p>20.25</text:p>
          </table:table-cell>
          <table:table-cell table:style-name="ce275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3"/>
          <table:table-cell table:style-name="ce235" table:formula="of:=[.J155]" office:value-type="float" office:value="18.9584159230279" calcext:value-type="float">
            <text:p>18.9584</text:p>
          </table:table-cell>
          <table:table-cell table:style-name="ce235" table:formula="of:=[.J154]" office:value-type="float" office:value="0.0344569931070508" calcext:value-type="float">
            <text:p>0.0345</text:p>
          </table:table-cell>
          <table:table-cell table:style-name="ce171"/>
          <table:table-cell table:style-name="ce275" table:formula="of:=[.G200]/[.H200]" office:value-type="float" office:value="550.205175017101" calcext:value-type="float">
            <text:p>550.21</text:p>
          </table:table-cell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4"/>
          <table:table-cell table:style-name="ce171" table:number-columns-repeated="4"/>
          <table:table-cell table:style-name="ce235" table:number-columns-repeated="2"/>
          <table:table-cell table:style-name="ce171"/>
          <table:table-cell table:style-name="ce275"/>
          <table:table-cell table:number-columns-repeated="1013"/>
          <table:table-cell table:style-name="Default"/>
        </table:table-row>
        <table:table-row table:style-name="ro1">
          <table:table-cell table:style-name="ce8"/>
          <table:table-cell table:style-name="ce135"/>
          <table:table-cell table:style-name="ce66" table:number-columns-repeated="3"/>
          <table:table-cell table:style-name="ce241" table:number-columns-repeated="2"/>
          <table:table-cell table:style-name="ce66" table:number-columns-repeated="2"/>
          <table:table-cell table:style-name="ce284"/>
          <table:table-cell table:number-columns-repeated="1014"/>
        </table:table-row>
        <table:table-row table:style-name="ro1">
          <table:table-cell table:style-name="ce8" table:number-columns-repeated="5"/>
          <table:table-cell table:style-name="ce245" table:number-columns-repeated="2"/>
          <table:table-cell table:style-name="ce8" table:number-columns-repeated="2"/>
          <table:table-cell table:style-name="ce240"/>
          <table:table-cell table:style-name="ce290" table:number-columns-repeated="1014"/>
        </table:table-row>
        <table:table-row table:style-name="ro2">
          <table:table-cell table:style-name="ce8" table:number-columns-repeated="5"/>
          <table:table-cell table:style-name="ce245" table:number-columns-repeated="2"/>
          <table:table-cell table:style-name="ce8" table:number-columns-repeated="2"/>
          <table:table-cell table:style-name="ce240"/>
          <table:table-cell table:style-name="ce290"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3"/>
          <table:table-cell table:style-name="ce162"/>
          <table:table-cell table:style-name="ce290"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style-name="ce290" table:number-columns-repeated="1014"/>
        </table:table-row>
        <table:table-row table:style-name="ro1">
          <table:table-cell table:style-name="ce8"/>
          <table:table-cell table:style-name="ce133" office:value-type="string" calcext:value-type="string">
            <text:p>Cities comparison <text:s/>城市比較</text:p>
          </table:table-cell>
          <table:table-cell table:style-name="ce185" table:number-columns-repeated="7"/>
          <table:table-cell table:style-name="ce283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5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Madrid is 37 times cases per million and 350 times deaths per million of Hong Kong.</text:p>
          </table:table-cell>
          <table:table-cell table:style-name="ce171" table:number-columns-repeated="2"/>
          <table:table-cell table:style-name="ce235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New York City is 22 times cases per million and 22 times deaths per million of Hong Kong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London is 5 times cases per million and 5 times deaths per million of Hong Kong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<text:span text:style-name="T3">馬德里的每百萬人感染是香港的 37 倍，每百萬人</text:span><text:span text:style-name="T4">死亡是 </text:span><text:span text:style-name="T5">352 倍</text:span>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<text:span text:style-name="T3">紐約市的每百萬人感染是香港的 22 倍，每百萬人</text:span><text:span text:style-name="T4">死亡是 </text:span><text:span text:style-name="T5">22 倍</text:span>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office:value-type="string" calcext:value-type="string">
            <text:p><text:span text:style-name="T3">倫敦的每百萬人感染是香港的 5 倍，每百萬人</text:span><text:span text:style-name="T4">死亡是 </text:span><text:span text:style-name="T5">5 倍</text:span>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office:value-type="string" calcext:value-type="string">
            <text:p>Madrid is 20 times cases per million and 550 times deaths per million of Singapore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office:value-type="string" calcext:value-type="string">
            <text:p>New York City is 12 times cases per million and 34 times deaths per million of Singapore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office:value-type="string" calcext:value-type="string">
            <text:p>London is 3 times cases per million and 7 times deaths per million of Singapore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office:value-type="string" calcext:value-type="string">
            <text:p><text:span text:style-name="T3">馬德里的每百萬人感染是新加坡的 20 倍，每百萬人</text:span><text:span text:style-name="T4">死亡是</text:span><text:span text:style-name="T5">550 倍</text:span>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office:value-type="string" calcext:value-type="string">
            <text:p><text:span text:style-name="T3">紐約的每百萬人感染是新加坡的 12 倍，每百萬人</text:span><text:span text:style-name="T4">死亡是 </text:span><text:span text:style-name="T5">34 倍</text:span>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office:value-type="string" calcext:value-type="string">
            <text:p><text:span text:style-name="T3">倫敦的每百萬人感染昰新加坡的 3 倍，每百萬人</text:span><text:span text:style-name="T4">死亡是</text:span><text:span text:style-name="T5">7 倍</text:span>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5"/>
          <table:table-cell table:style-name="ce188" office:value-type="string" calcext:value-type="string">
            <text:p>*** London: <text:s/>The number of cases is not updated, but its hard to find the data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5"/>
          <table:table-cell table:style-name="ce188" office:value-type="string" calcext:value-type="string">
            <text:p>The number of deaths per million in London is more indicative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5"/>
          <table:table-cell table:style-name="ce188" office:value-type="string" calcext:value-type="string">
            <text:p>*** 倫敦的感染個案數字有待更新，但難於找到數據，死亡人數可能更具參考價值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5"/>
          <table:table-cell table:style-name="ce188"/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5"/>
          <table:table-cell table:style-name="ce188" office:value-type="string" calcext:value-type="string">
            <text:p>Sharp rise deaths in New York City in the last few days, and the worst is yet to come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5"/>
          <table:table-cell table:style-name="ce188" office:value-type="string" calcext:value-type="string">
            <text:p>紐約市過去數天死亡人數急速上升，而且最壞情況應該還未到來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6" table:number-columns-spanned="9" table:number-rows-spanned="1"/>
          <table:covered-table-cell table:number-columns-repeated="7" table:style-name="ce66"/>
          <table:covered-table-cell table:style-name="ce197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2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3"/>
          <table:table-cell table:style-name="ce162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144" office:value-type="string" calcext:value-type="string">
            <text:p>Taiwan and Hong Kong comparison <text:s/>台灣與香港比較</text:p>
          </table:table-cell>
          <table:table-cell table:style-name="ce187" table:number-columns-repeated="7"/>
          <table:table-cell table:style-name="ce288"/>
          <table:table-cell table:number-columns-repeated="1014"/>
        </table:table-row>
        <table:table-row table:style-name="ro1">
          <table:table-cell table:style-name="ce8"/>
          <table:table-cell table:style-name="ce144"/>
          <table:table-cell table:style-name="ce187" table:number-columns-repeated="7"/>
          <table:table-cell table:style-name="ce288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7" office:value-type="string" calcext:value-type="string">
            <text:p>HongKong</text:p>
          </table:table-cell>
          <table:table-cell table:style-name="ce237" office:value-type="string" calcext:value-type="string">
            <text:p>Taiwan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8" office:value-type="string" calcext:value-type="string">
            <text:p>香港</text:p>
          </table:table-cell>
          <table:table-cell table:style-name="ce238" office:value-type="string" calcext:value-type="string">
            <text:p>台灣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2"/>
          <table:table-cell table:style-name="ce228" table:formula="of:=[.I68]" office:value-type="float" office:value="42.6295636158154" calcext:value-type="float">
            <text:p>42.63</text:p>
          </table:table-cell>
          <table:table-cell table:style-name="ce228" table:formula="of:=[.I69]" office:value-type="float" office:value="8.20228052001281" calcext:value-type="float">
            <text:p>8.20</text:p>
          </table:table-cell>
          <table:table-cell table:style-name="ce171"/>
          <table:table-cell table:style-name="ce228" table:formula="of:=[.F238]/[.G238]" office:value-type="float" office:value="5.19728184275131" calcext:value-type="float">
            <text:p>5.20</text:p>
          </table:table-cell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35" table:formula="of:=[.J153]" office:value-type="float" office:value="0.0537912474647513" calcext:value-type="float">
            <text:p>0.0538</text:p>
          </table:table-cell>
          <table:table-cell table:style-name="ce235" table:formula="of:=[.J69]" office:value-type="float" office:value="0.00841259540514134" calcext:value-type="float">
            <text:p>0.0084</text:p>
          </table:table-cell>
          <table:table-cell table:style-name="ce171" table:number-columns-repeated="2"/>
          <table:table-cell table:style-name="ce275" table:formula="of:=[.F239]/[.G239]" office:value-type="float" office:value="6.39413223556156" calcext:value-type="float">
            <text:p>6.39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5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istance 距離</text:p>
          </table:table-cell>
          <table:table-cell table:style-name="ce171" table:number-columns-repeated="2"/>
          <table:table-cell table:style-name="ce235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/>
            <text:p>Wuhan to Hong Kong</text:p>
          </table:table-cell>
          <table:table-cell table:style-name="ce171" office:value-type="string" calcext:value-type="string">
            <text:p>武漢至香港</text:p>
          </table:table-cell>
          <table:table-cell table:style-name="ce171"/>
          <table:table-cell table:style-name="ce171" office:value-type="string" calcext:value-type="string">
            <text:p>919 km</text:p>
          </table:table-cell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Wuhan to Taiwan</text:p>
          </table:table-cell>
          <table:table-cell table:style-name="ce171" office:value-type="string" calcext:value-type="string">
            <text:p>武漢至台灣</text:p>
          </table:table-cell>
          <table:table-cell table:style-name="ce235"/>
          <table:table-cell table:style-name="ce235" office:value-type="string" calcext:value-type="string">
            <text:p>1,010 km</text:p>
          </table:table-cell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5"/>
          <table:table-cell table:style-name="ce66" table:number-columns-repeated="3"/>
          <table:table-cell table:style-name="ce241" table:number-columns-repeated="2"/>
          <table:table-cell table:style-name="ce66" table:number-columns-repeated="2"/>
          <table:table-cell table:style-name="ce284"/>
          <table:table-cell table:number-columns-repeated="1014"/>
        </table:table-row>
        <table:table-row table:style-name="ro1" table:number-rows-repeated="2">
          <table:table-cell table:style-name="ce8" table:number-columns-repeated="5"/>
          <table:table-cell table:style-name="ce245" table:number-columns-repeated="2"/>
          <table:table-cell table:style-name="ce8" table:number-columns-repeated="2"/>
          <table:table-cell table:style-name="ce240"/>
          <table:table-cell table:number-columns-repeated="1014"/>
        </table:table-row>
        <table:table-row table:style-name="ro2">
          <table:table-cell table:style-name="ce8" table:number-columns-repeated="5"/>
          <table:table-cell table:style-name="ce245" table:number-columns-repeated="2"/>
          <table:table-cell table:style-name="ce8" table:number-columns-repeated="2"/>
          <table:table-cell table:style-name="ce240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3"/>
          <table:table-cell table:style-name="ce162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144" office:value-type="string" calcext:value-type="string">
            <text:p>Taiwan and Hong Kong comparison <text:s/>台灣與香港比較</text:p>
          </table:table-cell>
          <table:table-cell table:style-name="ce187" table:number-columns-repeated="3"/>
          <table:table-cell table:style-name="ce246" table:number-columns-repeated="2"/>
          <table:table-cell table:style-name="ce187" table:number-columns-repeated="2"/>
          <table:table-cell table:style-name="ce289"/>
          <table:table-cell table:number-columns-repeated="1014"/>
        </table:table-row>
        <table:table-row table:style-name="ro1">
          <table:table-cell table:style-name="ce8"/>
          <table:table-cell table:style-name="ce144"/>
          <table:table-cell table:style-name="ce187" table:number-columns-repeated="3"/>
          <table:table-cell table:style-name="ce246" table:number-columns-repeated="2"/>
          <table:table-cell table:style-name="ce187" table:number-columns-repeated="2"/>
          <table:table-cell table:style-name="ce289"/>
          <table:table-cell table:number-columns-repeated="1014"/>
        </table:table-row>
        <table:table-row table:style-name="ro1">
          <table:table-cell table:style-name="ce8"/>
          <table:table-cell table:style-name="ce147"/>
          <table:table-cell table:style-name="ce191" office:value-type="string" calcext:value-type="string">
            <text:p>Obviously, Taiwan government is doing a lot better than Hong Kong government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7"/>
          <table:table-cell table:style-name="ce191" office:value-type="string" calcext:value-type="string">
            <text:p>But we have to take the following factors into consideration: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7"/>
          <table:table-cell table:style-name="ce191"/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8" office:value-type="float" office:value="1" calcext:value-type="float">
            <text:p>1</text:p>
          </table:table-cell>
          <table:table-cell table:style-name="ce192" office:value-type="string" calcext:value-type="string">
            <text:p>The island of Taiwan is separated from the southeast coast of China by the Taiwan Strait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8" office:value-type="float" office:value="2" calcext:value-type="float">
            <text:p>2</text:p>
          </table:table-cell>
          <table:table-cell table:style-name="ce192" office:value-type="string" calcext:value-type="string">
            <text:p>There is no direct ground transportation from Wuhan to Taiwan. 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8"/>
          <table:table-cell table:style-name="ce192" office:value-type="string" calcext:value-type="string">
            <text:p>Transportation from Wuhan to Hong Kong including high speed rails, regular trains and buses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8" office:value-type="float" office:value="3" calcext:value-type="float">
            <text:p>3</text:p>
          </table:table-cell>
          <table:table-cell table:style-name="ce192" office:value-type="string" calcext:value-type="string">
            <text:p>There are more new Chinese immigrants in Hong Kong than Taiwan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50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50"/>
          <table:table-cell table:style-name="ce193" office:value-type="string" calcext:value-type="string">
            <text:p>台灣明顯比香港做得更好，但要考慮以下因素：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50"/>
          <table:table-cell table:style-name="ce193"/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8" office:value-type="float" office:value="1" calcext:value-type="float">
            <text:p>1</text:p>
          </table:table-cell>
          <table:table-cell table:style-name="ce193" office:value-type="string" calcext:value-type="string">
            <text:p>台灣島與中國東南海岸之間被台灣海峽隔開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8" office:value-type="float" office:value="2" calcext:value-type="float">
            <text:p>2</text:p>
          </table:table-cell>
          <table:table-cell table:style-name="ce193" office:value-type="string" calcext:value-type="string">
            <text:p><text:span text:style-name="T6">從武漢到台灣沒有直接陸路運輸，而從武漢到香港有</text:span>高速火車，普通火車和公共汽車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8" office:value-type="float" office:value="3" calcext:value-type="float">
            <text:p>3</text:p>
          </table:table-cell>
          <table:table-cell table:style-name="ce171" office:value-type="string" calcext:value-type="string">
            <text:p>香港比台灣有更多中國大陸新移民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5"/>
          <table:table-cell table:style-name="ce66" table:number-columns-repeated="7"/>
          <table:table-cell table:style-name="ce197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2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3"/>
          <table:table-cell table:style-name="ce162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133" office:value-type="string" calcext:value-type="string">
            <text:p>Italy and South Korea comparison <text:s/>意大利與南韓比較</text:p>
          </table:table-cell>
          <table:table-cell table:style-name="ce185" table:number-columns-repeated="7"/>
          <table:table-cell table:style-name="ce283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7"/>
          <table:table-cell table:style-name="ce237" office:value-type="string" calcext:value-type="string">
            <text:p>South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7" office:value-type="string" calcext:value-type="string">
            <text:p>Italy</text:p>
          </table:table-cell>
          <table:table-cell table:style-name="ce237" office:value-type="string" calcext:value-type="string">
            <text:p>Korea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8" office:value-type="string" calcext:value-type="string">
            <text:p>意大利</text:p>
          </table:table-cell>
          <table:table-cell table:style-name="ce238" office:value-type="string" calcext:value-type="string">
            <text:p>南韓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2"/>
          <table:table-cell table:style-name="ce228" table:formula="of:=[.I37]" office:value-type="float" office:value="976.67921963763" calcext:value-type="float">
            <text:p>976.68</text:p>
          </table:table-cell>
          <table:table-cell table:style-name="ce228" table:formula="of:=[.I61]" office:value-type="float" office:value="174.933062383929" calcext:value-type="float">
            <text:p>174.93</text:p>
          </table:table-cell>
          <table:table-cell table:style-name="ce171"/>
          <table:table-cell table:style-name="ce228" table:formula="of:=[.F275]/[.G275]" office:value-type="float" office:value="5.58315967449361" calcext:value-type="float">
            <text:p>5.58</text:p>
          </table:table-cell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35" table:formula="of:=[.J37]" office:value-type="float" office:value="9.04375428106406" calcext:value-type="float">
            <text:p>9.0438</text:p>
          </table:table-cell>
          <table:table-cell table:style-name="ce235" table:formula="of:=[.J61]" office:value-type="float" office:value="0.216689765925858" calcext:value-type="float">
            <text:p>0.2167</text:p>
          </table:table-cell>
          <table:table-cell table:style-name="ce171" table:number-columns-repeated="2"/>
          <table:table-cell table:style-name="ce275" table:formula="of:=[.F276]/[.G276]" office:value-type="float" office:value="41.7359548219662" calcext:value-type="float">
            <text:p>41.74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56"/>
          <table:table-cell table:style-name="ce178" table:number-columns-repeated="7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156"/>
          <table:table-cell table:style-name="ce171" office:value-type="string" calcext:value-type="string">
            <text:p>Distance 距離</text:p>
          </table:table-cell>
          <table:table-cell table:style-name="ce178" table:number-columns-repeated="6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Wuhan to Italy </text:p>
          </table:table-cell>
          <table:table-cell table:style-name="ce171" office:value-type="string" calcext:value-type="string">
            <text:p>武漢至意大利</text:p>
          </table:table-cell>
          <table:table-cell table:style-name="ce235"/>
          <table:table-cell table:style-name="ce235" office:value-type="string" calcext:value-type="string">
            <text:p>8,659 km</text:p>
          </table:table-cell>
          <table:table-cell table:style-name="ce178" table:number-columns-repeated="2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South Korea</text:p>
          </table:table-cell>
          <table:table-cell table:style-name="ce171" office:value-type="string" calcext:value-type="string">
            <text:p>武漢至南韓</text:p>
          </table:table-cell>
          <table:table-cell table:style-name="ce235"/>
          <table:table-cell table:style-name="ce235" office:value-type="string" calcext:value-type="string">
            <text:p>1,382 km</text:p>
          </table:table-cell>
          <table:table-cell table:style-name="ce178" table:number-columns-repeated="2"/>
          <table:table-cell table:style-name="ce265"/>
          <table:table-cell table:number-columns-repeated="1014"/>
        </table:table-row>
        <table:table-row table:style-name="ro1" table:number-rows-repeated="2">
          <table:table-cell table:style-name="ce8"/>
          <table:table-cell table:style-name="ce156"/>
          <table:table-cell table:style-name="ce178" table:number-columns-repeated="7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156"/>
          <table:table-cell table:style-name="ce178" office:value-type="string" calcext:value-type="string">
            <text:p>Italy has the highest cases per million in Europe</text:p>
          </table:table-cell>
          <table:table-cell table:style-name="ce178" table:number-columns-repeated="2"/>
          <table:table-cell table:style-name="ce178" office:value-type="string" calcext:value-type="string">
            <text:p>意大利的每百萬人感染數是全歐洲最高</text:p>
          </table:table-cell>
          <table:table-cell table:style-name="ce178" table:number-columns-repeated="3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156"/>
          <table:table-cell table:style-name="ce178" office:value-type="string" calcext:value-type="string">
            <text:p>South Korea has highest cases per million in East Asia</text:p>
          </table:table-cell>
          <table:table-cell table:style-name="ce178" table:number-columns-repeated="2"/>
          <table:table-cell table:style-name="ce178" office:value-type="string" calcext:value-type="string">
            <text:p>南韓的每百萬人感染數是全東亞最高</text:p>
          </table:table-cell>
          <table:table-cell table:style-name="ce178" table:number-columns-repeated="3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156"/>
          <table:table-cell table:style-name="ce178" table:number-columns-repeated="7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156"/>
          <table:table-cell table:style-name="ce178" office:value-type="string" calcext:value-type="string">
            <text:p><text:span text:style-name="T7">Italy cases per million is</text:span> 5 times of South Korea </text:p>
          </table:table-cell>
          <table:table-cell table:style-name="ce178" table:number-columns-repeated="2"/>
          <table:table-cell table:style-name="ce178" office:value-type="string" calcext:value-type="string">
            <text:p>意大利的每百萬人感染數大約是南韓的 5 倍</text:p>
          </table:table-cell>
          <table:table-cell table:style-name="ce178" table:number-columns-repeated="3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156"/>
          <table:table-cell table:style-name="ce178" office:value-type="string" calcext:value-type="string">
            <text:p><text:span text:style-name="T7">Italy deaths per million is</text:span> 40 times of South Korea</text:p>
          </table:table-cell>
          <table:table-cell table:style-name="ce178" table:number-columns-repeated="2"/>
          <table:table-cell table:style-name="ce178" office:value-type="string" calcext:value-type="string">
            <text:p><text:span text:style-name="T7">意大利的</text:span>每百萬人死亡是南韓的 40 倍</text:p>
          </table:table-cell>
          <table:table-cell table:style-name="ce178" table:number-columns-repeated="3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157"/>
          <table:table-cell table:style-name="ce179" table:number-columns-repeated="7"/>
          <table:table-cell table:style-name="ce266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2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3"/>
          <table:table-cell table:style-name="ce162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133" office:value-type="string" calcext:value-type="string">
            <text:p>Italy and Taiwan comparison <text:s/>意大利與台灣比較</text:p>
          </table:table-cell>
          <table:table-cell table:style-name="ce185" table:number-columns-repeated="7"/>
          <table:table-cell table:style-name="ce283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7" office:value-type="string" calcext:value-type="string">
            <text:p>HongKong</text:p>
          </table:table-cell>
          <table:table-cell table:style-name="ce237" office:value-type="string" calcext:value-type="string">
            <text:p>Taiwan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7" office:value-type="string" calcext:value-type="string">
            <text:p>香港</text:p>
          </table:table-cell>
          <table:table-cell table:style-name="ce237" office:value-type="string" calcext:value-type="string">
            <text:p>台灣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Cases by million ratio 每百萬人感染比率</text:p>
          </table:table-cell>
          <table:table-cell table:style-name="ce171"/>
          <table:table-cell table:style-name="ce228" table:formula="of:=[.I37]" office:value-type="float" office:value="976.67921963763" calcext:value-type="float">
            <text:p>976.68</text:p>
          </table:table-cell>
          <table:table-cell table:style-name="ce228" table:formula="of:=[.I69]" office:value-type="float" office:value="8.20228052001281" calcext:value-type="float">
            <text:p>8.20</text:p>
          </table:table-cell>
          <table:table-cell table:style-name="ce171"/>
          <table:table-cell table:style-name="ce228" table:formula="of:=[.F297]/[.G297]" office:value-type="float" office:value="119.074105945855" calcext:value-type="float">
            <text:p>119.07</text:p>
          </table:table-cell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Deaths by million ratio 每百萬人死亡比率</text:p>
          </table:table-cell>
          <table:table-cell table:style-name="ce171"/>
          <table:table-cell table:style-name="ce235" table:formula="of:=[.J37]" office:value-type="float" office:value="9.04375428106406" calcext:value-type="float">
            <text:p>9.0438</text:p>
          </table:table-cell>
          <table:table-cell table:style-name="ce235" table:formula="of:=[.J69]" office:value-type="float" office:value="0.00841259540514134" calcext:value-type="float">
            <text:p>0.0084</text:p>
          </table:table-cell>
          <table:table-cell table:style-name="ce171" table:number-columns-repeated="2"/>
          <table:table-cell table:style-name="ce275" table:formula="of:=[.F298]/[.G298]" office:value-type="float" office:value="1075.02546426243" calcext:value-type="float">
            <text:p>1075.03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5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Italy is about 120 times cases per million and 1000 times deaths per million of Taiwan.</text:p>
          </table:table-cell>
          <table:table-cell table:style-name="ce171" table:number-columns-repeated="2"/>
          <table:table-cell table:style-name="ce235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<text:span text:style-name="T2">意大利的每百萬人感染數大約是台灣的 120 倍，每百萬人死亡</text:span>是台灣的 1000 倍。</text:p>
          </table:table-cell>
          <table:table-cell table:style-name="ce171" table:number-columns-repeated="2"/>
          <table:table-cell table:style-name="ce235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Distance 距離</text:p>
          </table:table-cell>
          <table:table-cell table:style-name="ce171" office:value-type="string" calcext:value-type="string">
            <text:p>Wuhan to Taiwan</text:p>
          </table:table-cell>
          <table:table-cell table:style-name="ce171" office:value-type="string" calcext:value-type="string">
            <text:p>武漢至台灣</text:p>
          </table:table-cell>
          <table:table-cell table:style-name="ce235"/>
          <table:table-cell table:style-name="ce235" office:value-type="string" calcext:value-type="string">
            <text:p>1,010 km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2"/>
          <table:table-cell table:style-name="ce171" office:value-type="string" calcext:value-type="string">
            <text:p>Wuhan to Italy </text:p>
          </table:table-cell>
          <table:table-cell table:style-name="ce171" office:value-type="string" calcext:value-type="string">
            <text:p>武漢至意大利</text:p>
          </table:table-cell>
          <table:table-cell table:style-name="ce235"/>
          <table:table-cell table:style-name="ce235" office:value-type="string" calcext:value-type="string">
            <text:p>8,659 km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Italy has almost 1000 times more deaths per million than Taiwan. 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Hundreds times more deaths without face mask or shield for everyone is not an overstatement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意大利的每百萬死亡人數已超過台灣 1000 倍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簡單地說如果不是人人都使用口罩或面罩，會多數百倍死亡其實不太過份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5"/>
          <table:table-cell table:style-name="ce66" table:number-columns-repeated="7"/>
          <table:table-cell table:style-name="ce197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2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3"/>
          <table:table-cell table:style-name="ce162"/>
          <table:table-cell table:number-columns-repeated="1014"/>
        </table:table-row>
        <table:table-row table:style-name="ro1">
          <table:table-cell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/>
          <table:table-cell table:style-name="ce133" office:value-type="string" calcext:value-type="string">
            <text:p>Italy and South Korea comparison <text:s/>意大利與南韓比較</text:p>
          </table:table-cell>
          <table:table-cell table:style-name="ce185" table:number-columns-repeated="7"/>
          <table:table-cell table:style-name="ce283"/>
          <table:table-cell table:number-columns-repeated="1014"/>
        </table:table-row>
        <table:table-row table:style-name="ro1">
          <table:table-cell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2"/>
          <table:table-cell table:style-name="ce228" table:formula="of:=[.I37]" office:value-type="float" office:value="976.67921963763" calcext:value-type="float">
            <text:p>976.68</text:p>
          </table:table-cell>
          <table:table-cell table:style-name="ce228" table:formula="of:=[.I61]" office:value-type="float" office:value="174.933062383929" calcext:value-type="float">
            <text:p>174.93</text:p>
          </table:table-cell>
          <table:table-cell table:style-name="ce171"/>
          <table:table-cell table:style-name="ce228" table:formula="of:=[.F317]/[.G317]" office:value-type="float" office:value="5.58315967449361" calcext:value-type="float">
            <text:p>5.58</text:p>
          </table:table-cell>
          <table:table-cell table:style-name="ce274"/>
          <table:table-cell table:number-columns-repeated="1014"/>
        </table:table-row>
        <table:table-row table:style-name="ro1">
          <table:table-cell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35" table:formula="of:=[.J37]" office:value-type="float" office:value="9.04375428106406" calcext:value-type="float">
            <text:p>9.0438</text:p>
          </table:table-cell>
          <table:table-cell table:style-name="ce235" table:formula="of:=[.J61]" office:value-type="float" office:value="0.216689765925858" calcext:value-type="float">
            <text:p>0.2167</text:p>
          </table:table-cell>
          <table:table-cell table:style-name="ce171" table:number-columns-repeated="2"/>
          <table:table-cell table:style-name="ce275" table:formula="of:=[.F318]/[.G318]" office:value-type="float" office:value="41.7359548219662" calcext:value-type="float">
            <text:p>41.74</text:p>
          </table:table-cell>
          <table:table-cell table:number-columns-repeated="1014"/>
        </table:table-row>
        <table:table-row table:style-name="ro1">
          <table:table-cell/>
          <table:table-cell table:style-name="ce156"/>
          <table:table-cell table:style-name="ce178" table:number-columns-repeated="7"/>
          <table:table-cell table:style-name="ce265"/>
          <table:table-cell table:number-columns-repeated="1014"/>
        </table:table-row>
        <table:table-row table:style-name="ro1">
          <table:table-cell/>
          <table:table-cell table:style-name="ce156"/>
          <table:table-cell table:style-name="ce171" office:value-type="string" calcext:value-type="string">
            <text:p>Distance 距離</text:p>
          </table:table-cell>
          <table:table-cell table:style-name="ce178" table:number-columns-repeated="6"/>
          <table:table-cell table:style-name="ce265"/>
          <table:table-cell table:number-columns-repeated="1014"/>
        </table:table-row>
        <table:table-row table:style-name="ro1">
          <table:table-cell/>
          <table:table-cell table:style-name="ce134"/>
          <table:table-cell table:style-name="ce171"/>
          <table:table-cell table:style-name="ce171" office:value-type="string" calcext:value-type="string">
            <text:p>Wuhan to Italy </text:p>
          </table:table-cell>
          <table:table-cell table:style-name="ce171" office:value-type="string" calcext:value-type="string">
            <text:p>武漢至意大利</text:p>
          </table:table-cell>
          <table:table-cell table:style-name="ce235"/>
          <table:table-cell table:style-name="ce235" office:value-type="string" calcext:value-type="string">
            <text:p>8,659 km</text:p>
          </table:table-cell>
          <table:table-cell table:style-name="ce178" table:number-columns-repeated="2"/>
          <table:table-cell table:style-name="ce265"/>
          <table:table-cell table:number-columns-repeated="1014"/>
        </table:table-row>
        <table:table-row table:style-name="ro1">
          <table:table-cell/>
          <table:table-cell table:style-name="ce134"/>
          <table:table-cell table:style-name="ce171"/>
          <table:table-cell table:style-name="ce171" office:value-type="string" calcext:value-type="string">
            <text:p>South Korea</text:p>
          </table:table-cell>
          <table:table-cell table:style-name="ce171" office:value-type="string" calcext:value-type="string">
            <text:p>武漢至南韓</text:p>
          </table:table-cell>
          <table:table-cell table:style-name="ce235"/>
          <table:table-cell table:style-name="ce235" office:value-type="string" calcext:value-type="string">
            <text:p>1,382 km</text:p>
          </table:table-cell>
          <table:table-cell table:style-name="ce178" table:number-columns-repeated="2"/>
          <table:table-cell table:style-name="ce265"/>
          <table:table-cell table:number-columns-repeated="1014"/>
        </table:table-row>
        <table:table-row table:style-name="ro1" table:number-rows-repeated="2">
          <table:table-cell/>
          <table:table-cell table:style-name="ce156"/>
          <table:table-cell table:style-name="ce178" table:number-columns-repeated="7"/>
          <table:table-cell table:style-name="ce265"/>
          <table:table-cell table:number-columns-repeated="1014"/>
        </table:table-row>
        <table:table-row table:style-name="ro1">
          <table:table-cell/>
          <table:table-cell table:style-name="ce156"/>
          <table:table-cell table:style-name="ce178" office:value-type="string" calcext:value-type="string">
            <text:p>Italy has the highest cases per million in Europe</text:p>
          </table:table-cell>
          <table:table-cell table:style-name="ce178" table:number-columns-repeated="6"/>
          <table:table-cell table:style-name="ce265"/>
          <table:table-cell table:number-columns-repeated="1014"/>
        </table:table-row>
        <table:table-row table:style-name="ro1">
          <table:table-cell/>
          <table:table-cell table:style-name="ce156"/>
          <table:table-cell table:style-name="ce178" office:value-type="string" calcext:value-type="string">
            <text:p>South Korea has highest cases per million in East Asia</text:p>
          </table:table-cell>
          <table:table-cell table:style-name="ce178" table:number-columns-repeated="6"/>
          <table:table-cell table:style-name="ce265"/>
          <table:table-cell table:number-columns-repeated="1014"/>
        </table:table-row>
        <table:table-row table:style-name="ro1">
          <table:table-cell/>
          <table:table-cell table:style-name="ce156"/>
          <table:table-cell table:style-name="ce178" office:value-type="string" calcext:value-type="string">
            <text:p>意大利的每百萬人感染數是全歐洲最高</text:p>
          </table:table-cell>
          <table:table-cell table:style-name="ce178" table:number-columns-repeated="6"/>
          <table:table-cell table:style-name="ce265"/>
          <table:table-cell table:number-columns-repeated="1014"/>
        </table:table-row>
        <table:table-row table:style-name="ro1">
          <table:table-cell/>
          <table:table-cell table:style-name="ce156"/>
          <table:table-cell table:style-name="ce178" office:value-type="string" calcext:value-type="string">
            <text:p>南韓的每百萬人感染數是全東亞最高</text:p>
          </table:table-cell>
          <table:table-cell table:style-name="ce178" table:number-columns-repeated="6"/>
          <table:table-cell table:style-name="ce265"/>
          <table:table-cell table:number-columns-repeated="1014"/>
        </table:table-row>
        <table:table-row table:style-name="ro1">
          <table:table-cell/>
          <table:table-cell table:style-name="ce156"/>
          <table:table-cell table:style-name="ce178" table:number-columns-repeated="7"/>
          <table:table-cell table:style-name="ce265"/>
          <table:table-cell table:number-columns-repeated="1014"/>
        </table:table-row>
        <table:table-row table:style-name="ro1">
          <table:table-cell/>
          <table:table-cell table:style-name="ce156"/>
          <table:table-cell table:style-name="ce178" office:value-type="string" calcext:value-type="string">
            <text:p>Italy has 5 times more cases per million than South Korea </text:p>
          </table:table-cell>
          <table:table-cell table:style-name="ce178" table:number-columns-repeated="6"/>
          <table:table-cell table:style-name="ce265"/>
          <table:table-cell table:number-columns-repeated="1014"/>
        </table:table-row>
        <table:table-row table:style-name="ro1">
          <table:table-cell/>
          <table:table-cell table:style-name="ce156"/>
          <table:table-cell table:style-name="ce178" office:value-type="string" calcext:value-type="string">
            <text:p>Italy has 40 times more deaths per million than South Korea</text:p>
          </table:table-cell>
          <table:table-cell table:style-name="ce178" table:number-columns-repeated="6"/>
          <table:table-cell table:style-name="ce265"/>
          <table:table-cell table:number-columns-repeated="1014"/>
        </table:table-row>
        <table:table-row table:style-name="ro1">
          <table:table-cell/>
          <table:table-cell table:style-name="ce156"/>
          <table:table-cell table:style-name="ce178" office:value-type="string" calcext:value-type="string">
            <text:p>意大利的每百萬人感染數大約是南韓的 5 倍</text:p>
          </table:table-cell>
          <table:table-cell table:style-name="ce178" table:number-columns-repeated="6"/>
          <table:table-cell table:style-name="ce265"/>
          <table:table-cell table:number-columns-repeated="1014"/>
        </table:table-row>
        <table:table-row table:style-name="ro1">
          <table:table-cell/>
          <table:table-cell table:style-name="ce156"/>
          <table:table-cell table:style-name="ce178" office:value-type="string" calcext:value-type="string">
            <text:p><text:span text:style-name="T7">意大利的</text:span>每百萬人死亡是南韓的 40 倍</text:p>
          </table:table-cell>
          <table:table-cell table:style-name="ce178" table:number-columns-repeated="6"/>
          <table:table-cell table:style-name="ce265"/>
          <table:table-cell table:number-columns-repeated="1014"/>
        </table:table-row>
        <table:table-row table:style-name="ro1">
          <table:table-cell/>
          <table:table-cell table:style-name="ce157"/>
          <table:table-cell table:style-name="ce179" table:number-columns-repeated="7"/>
          <table:table-cell table:style-name="ce26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3"/>
          <table:table-cell table:style-name="ce162"/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154" office:value-type="string" calcext:value-type="string">
            <text:p>World rankings decline for Hong Kong and Taiwan in number of cases</text:p>
          </table:table-cell>
          <table:table-cell table:style-name="ce187" table:number-columns-repeated="7"/>
          <table:table-cell table:style-name="ce288"/>
          <table:table-cell table:number-columns-repeated="1014"/>
        </table:table-row>
        <table:table-row table:style-name="ro1">
          <table:table-cell table:style-name="ce8"/>
          <table:table-cell table:style-name="ce155" office:value-type="string" calcext:value-type="string">
            <text:p>香港及台灣感染個案的世界排名下降</text:p>
          </table:table-cell>
          <table:table-cell table:style-name="ce66" table:number-columns-repeated="7"/>
          <table:table-cell table:style-name="ce197"/>
          <table:table-cell table:number-columns-repeated="1014"/>
        </table:table-row>
        <table:table-row table:style-name="ro1" table:number-rows-repeated="2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Hong Kong world ranking in number of cases decline from within Top-5 to 48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Taiwan world ranking in number of cases decline from within Top-10 to 61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香港的感染人數世界排名由最初的世界前 5 位，下降至目前的世界排名 48 位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台灣的感染人數世界排名由最初的世界前 10 位，下降至目前的世界排名 61 位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Please note that the distances of these two regions to Wuhan are shorter than any other countries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請留意香港及台灣至武漢的距離比世界其他國家都要接近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5"/>
          <table:table-cell table:style-name="ce66" table:number-columns-repeated="7"/>
          <table:table-cell table:style-name="ce197"/>
          <table:table-cell table:number-columns-repeated="1014"/>
        </table:table-row>
        <table:table-row table:style-name="ro1" table:number-rows-repeated="2">
          <table:table-cell table:style-name="ce8" table:number-columns-repeated="10"/>
          <table:table-cell table:number-columns-repeated="1014"/>
        </table:table-row>
        <table:table-row table:style-name="ro1" table:number-rows-repeated="1048143">
          <table:table-cell table:number-columns-repeated="1024"/>
        </table:table-row>
        <table:table-row table:style-name="ro3" table:number-rows-repeated="7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12" loext:min-decimal-places="12"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00/00/00</text:date>, <text:time style:data-style-name="N2" text:time-value="22:01:11.949689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4:33:37.778944543</meta:creation-date>
    <dc:date>2020-03-22T14:52:15.234742967</dc:date>
    <meta:editing-duration>PT18M42S</meta:editing-duration>
    <meta:editing-cycles>4</meta:editing-cycles>
    <meta:generator>LibreOffice/6.0.7.3$Linux_X86_64 LibreOffice_project/00m0$Build-3</meta:generator>
    <meta:document-statistic meta:table-count="1" meta:cell-count="725" meta:object-count="0"/>
  </office:meta>
</office:document-meta>
</file>